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fo:border-top="thin solid #000000" fo:border-bottom="thin solid #000000" fo:border-left="thin solid #000000" fo:border-right="none"/>
    </style:style>
    <style:style style:name="ce4"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5" style:family="table-cell" style:parent-style-name="Default" style:data-style-name="N36">
      <style:table-cell-properties fo:border-top="thin solid #000000" fo:border-bottom="thin solid #000000" fo:border-left="none" fo:border-right="none"/>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fo:background-color="#7E5F9F"/>
      <style:text-properties fo:font-weight="bold" style:font-weight-asian="bold" style:font-weight-complex="bold"/>
    </style:style>
    <style:style style:name="ce8" style:family="table-cell" style:parent-style-name="Default" style:data-style-name="N0">
      <style:table-cell-properties fo:border-top="thin solid #000000" fo:border-bottom="none" fo:border-left="thin solid #000000" fo:border-right="thin solid #000000"/>
    </style:style>
    <style:style style:name="ce9" style:family="table-cell" style:parent-style-name="Default" style:data-style-name="N0">
      <style:table-cell-properties fo:border-top="none" fo:border-bottom="none" fo:border-left="thin solid #000000" fo:border-right="thin solid #000000" fo:background-color="#7E5F9F"/>
      <style:text-properties fo:font-weight="bold" style:font-weight-asian="bold" style:font-weight-complex="bold"/>
    </style:style>
    <style:style style:name="ce10" style:family="table-cell" style:parent-style-name="Default" style:data-style-name="N0">
      <style:table-cell-properties fo:border-top="none" fo:border-bottom="none" fo:border-left="thin solid #000000" fo:border-right="thin solid #000000"/>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fo:border-top="none" fo:border-bottom="none" fo:border-left="thin solid #000000" fo:border-right="thin solid #000000" fo:background-color="#EEEEEE"/>
    </style:style>
    <style:style style:name="ce14" style:family="table-cell" style:parent-style-name="Default" style:data-style-name="N0">
      <style:table-cell-properties fo:background-color="#EEEEEE"/>
    </style:style>
    <style:style style:name="ce15" style:family="table-cell" style:parent-style-name="Default" style:data-style-name="N0">
      <style:table-cell-properties fo:background-color="#EEEEEE"/>
      <style:text-properties fo:font-weight="bold" style:font-weight-asian="bold" style:font-weight-complex="bold"/>
    </style:style>
    <style:style style:name="ce16" style:family="table-cell" style:parent-style-name="Default" style:data-style-name="N0">
      <style:table-cell-properties fo:border-top="none" fo:border-bottom="none" fo:border-left="thin solid #000000" fo:border-right="thin solid #000000" fo:background-color="#7E5F9F"/>
    </style:style>
    <style:style style:name="ce17" style:family="table-cell" style:parent-style-name="Default" style:data-style-name="N0">
      <style:table-cell-properties fo:border-top="none" fo:border-bottom="none" fo:border-left="thin solid #000000" fo:border-right="thin solid #000000"/>
      <style:text-properties fo:font-weight="bold" style:font-weight-asian="bold" style:font-weight-complex="bold"/>
    </style:style>
    <style:style style:name="ce18" style:family="table-cell" style:parent-style-name="Default" style:data-style-name="N0">
      <style:table-cell-properties fo:border-top="none" fo:border-bottom="thin solid #000000" fo:border-left="thin solid #000000" fo:border-right="thin solid #000000"/>
    </style:style>
    <style:style style:name="ce19" style:family="table-cell" style:parent-style-name="Default" style:data-style-name="N0">
      <style:table-cell-properties fo:border-top="none" fo:border-bottom="thin solid #000000" fo:border-left="thin solid #000000" fo:border-right="thin solid #000000" fo:background-color="#EEEEEE"/>
    </style:style>
    <style:style style:name="ce20" style:family="table-cell" style:parent-style-name="Default" style:data-style-name="N0"/>
    <style:style style:name="ce21" style:family="table-cell" style:parent-style-name="Default" style:data-style-name="N0">
      <style:text-properties fo:font-weight="bold" style:font-weight-asian="bold" style:font-weight-complex="bold"/>
    </style:style>
    <style:style style:name="ce22" style:family="table-cell" style:parent-style-name="Default" style:data-style-name="N0">
      <style:table-cell-properties fo:border-top="none" fo:border-bottom="thin solid #000000" fo:border-left="none" fo:border-right="thin solid #000000" fo:background-color="#F2F2F2"/>
    </style:style>
    <style:style style:name="ce23" style:family="table-cell" style:parent-style-name="Default" style:data-style-name="N0">
      <style:table-cell-properties fo:border-top="none" fo:border-bottom="thin solid #000000" fo:border-left="none" fo:border-right="none" fo:background-color="#F2F2F2"/>
    </style:style>
    <style:style style:name="ce24" style:family="table-cell" style:parent-style-name="Default" style:data-style-name="N0">
      <style:table-cell-properties fo:border-top="none" fo:border-bottom="thin solid #000000" fo:border-left="none" fo:border-right="thin solid #000000" fo:background-color="#F2F2F2"/>
      <style:text-properties fo:font-weight="bold" style:font-weight-asian="bold" style:font-weight-complex="bold"/>
    </style:style>
    <style:style style:name="ce25" style:family="table-cell" style:parent-style-name="Default" style:data-style-name="N0">
      <style:table-cell-properties fo:border-top="none" fo:border-bottom="thin solid #000000" fo:border-left="thin solid #000000" fo:border-right="thin solid #000000"/>
    </style:style>
    <style:style style:name="ce26" style:family="table-cell" style:parent-style-name="Default" style:data-style-name="N0">
      <style:table-cell-properties fo:border-top="none" fo:border-bottom="none" fo:border-left="none" fo:border-right="thin solid #000000"/>
    </style:style>
    <style:style style:name="ce27" style:family="table-cell" style:parent-style-name="Default" style:data-style-name="N0">
      <style:table-cell-properties fo:border-top="none" fo:border-bottom="none" fo:border-left="none" fo:border-right="thin solid #000000"/>
      <style:text-properties fo:font-weight="bold" style:font-weight-asian="bold" style:font-weight-complex="bold"/>
    </style:style>
    <style:style style:name="ce28" style:family="table-cell" style:parent-style-name="Default" style:data-style-name="N0">
      <style:table-cell-properties fo:border-top="none" fo:border-bottom="none" fo:border-left="thin solid #000000" fo:border-right="thin solid #000000"/>
    </style:style>
    <style:style style:name="ce29" style:family="table-cell" style:parent-style-name="Default" style:data-style-name="N0">
      <style:table-cell-properties fo:border-top="none" fo:border-bottom="none" fo:border-left="none" fo:border-right="thin solid #000000" fo:background-color="#F2F2F2"/>
    </style:style>
    <style:style style:name="ce30" style:family="table-cell" style:parent-style-name="Default" style:data-style-name="N0">
      <style:table-cell-properties fo:background-color="#F2F2F2"/>
    </style:style>
    <style:style style:name="ce31" style:family="table-cell" style:parent-style-name="Default" style:data-style-name="N0">
      <style:table-cell-properties fo:border-top="none" fo:border-bottom="none" fo:border-left="none" fo:border-right="thin solid #000000" fo:background-color="#F2F2F2"/>
      <style:text-properties fo:font-weight="bold" style:font-weight-asian="bold" style:font-weight-complex="bold"/>
    </style:style>
    <style:style style:name="ce32" style:family="table-cell" style:parent-style-name="Default" style:data-style-name="N0">
      <style:table-cell-properties fo:border-top="none" fo:border-bottom="thin solid #000000" fo:border-left="none" fo:border-right="thin solid #000000"/>
    </style:style>
    <style:style style:name="ce33" style:family="table-cell" style:parent-style-name="Default" style:data-style-name="N0">
      <style:table-cell-properties fo:border-top="none" fo:border-bottom="thin solid #000000" fo:border-left="none" fo:border-right="none"/>
    </style:style>
    <style:style style:name="ce34" style:family="table-cell" style:parent-style-name="Default" style:data-style-name="N0">
      <style:table-cell-properties fo:border-top="none" fo:border-bottom="none" fo:border-left="none" fo:border-right="thin solid #000000" fo:background-color="#EEEEEE"/>
    </style:style>
    <style:style style:name="ce35" style:family="table-cell" style:parent-style-name="Default" style:data-style-name="N0">
      <style:table-cell-properties fo:background-color="#EEEEEE"/>
    </style:style>
    <style:style style:name="ce36" style:family="table-cell" style:parent-style-name="Default" style:data-style-name="N0">
      <style:table-cell-properties fo:border-top="none" fo:border-bottom="none" fo:border-left="thin solid #000000" fo:border-right="thin solid #000000" fo:background-color="#EEEEEE"/>
      <style:text-properties fo:font-weight="bold" style:font-weight-asian="bold" style:font-weight-complex="bold"/>
    </style:style>
    <style:style style:name="ce37" style:family="table-cell" style:parent-style-name="Default" style:data-style-name="N0">
      <style:table-cell-properties fo:border-top="none" fo:border-bottom="none" fo:border-left="thin solid #000000" fo:border-right="thin solid #000000"/>
      <style:text-properties fo:font-weight="bold" style:font-weight-asian="bold" style:font-weight-complex="bold"/>
    </style:style>
    <style:style style:name="ce38" style:family="table-cell" style:parent-style-name="Default" style:data-style-name="N0">
      <style:table-cell-properties fo:border-top="none" fo:border-bottom="thin solid #000000" fo:border-left="thin solid #000000" fo:border-right="thin solid #000000"/>
      <style:text-properties fo:font-weight="bold" style:font-weight-asian="bold" style:font-weight-complex="bold"/>
    </style:style>
    <style:style style:name="ce39" style:family="table-cell" style:parent-style-name="Default" style:data-style-name="N0">
      <style:table-cell-properties fo:border-top="thin solid #000000" fo:border-bottom="none" fo:border-left="thin solid #000000" fo:border-right="thin solid #000000" fo:background-color="#EEEEEE"/>
      <style:text-properties fo:font-weight="bold" style:font-weight-asian="bold" style:font-weight-complex="bold"/>
    </style:style>
    <style:style style:name="ce40" style:family="table-cell" style:parent-style-name="Default" style:data-style-name="N0">
      <style:table-cell-properties fo:border-top="thin solid #000000" fo:border-bottom="none" fo:border-left="thin solid #000000" fo:border-right="thin solid #000000"/>
      <style:text-properties fo:font-weight="bold" style:font-weight-asian="bold" style:font-weight-complex="bold"/>
    </style:style>
    <style:style style:name="ce41" style:family="table-cell" style:parent-style-name="Default" style:data-style-name="N0">
      <style:table-cell-properties fo:border-top="none" fo:border-bottom="thin solid #000000" fo:border-left="none" fo:border-right="thin solid #000000"/>
      <style:text-properties fo:font-weight="bold" style:font-weight-asian="bold" style:font-weight-complex="bold"/>
    </style:style>
    <style:style style:name="ce42" style:family="table-cell" style:parent-style-name="Default" style:data-style-name="N0">
      <style:table-cell-properties fo:border-top="none" fo:border-bottom="none" fo:border-left="none" fo:border-right="thin solid #000000" fo:background-color="#EEEEEE"/>
      <style:text-properties fo:font-weight="bold" style:font-weight-asian="bold" style:font-weight-complex="bold"/>
    </style:style>
    <style:style style:name="ce43" style:family="table-cell" style:parent-style-name="Default" style:data-style-name="N0">
      <style:table-cell-properties fo:border-top="none" fo:border-bottom="none" fo:border-left="none" fo:border-right="thin solid #000000"/>
    </style:style>
    <style:style style:name="ce44" style:family="table-cell" style:parent-style-name="Default" style:data-style-name="N0"/>
    <style:style style:name="ce45" style:family="table-cell" style:parent-style-name="Default" style:data-style-name="N0">
      <style:table-cell-properties fo:border-top="none" fo:border-bottom="none" fo:border-left="thin solid #000000" fo:border-right="thin solid #000000"/>
    </style:style>
    <style:style style:name="ce46" style:family="table-cell" style:parent-style-name="Default" style:data-style-name="N0">
      <style:table-cell-properties fo:border-top="none" fo:border-bottom="none" fo:border-left="thin solid #000000" fo:border-right="thin solid #000000"/>
      <style:text-properties fo:font-weight="bold" style:font-weight-asian="bold" style:font-weight-complex="bold"/>
    </style:style>
    <style:style style:name="ce47" style:family="table-cell" style:parent-style-name="Default" style:data-style-name="N0">
      <style:table-cell-properties fo:border-top="thin solid #000000" fo:border-bottom="thin solid #000000" fo:border-left="none" fo:border-right="thin solid #000000"/>
      <style:text-properties fo:font-weight="bold" style:font-weight-asian="bold" style:font-weight-complex="bold"/>
    </style:style>
    <style:style style:name="ce48" style:family="table-cell" style:parent-style-name="Default" style:data-style-name="N0">
      <style:table-cell-properties fo:border-top="thin solid #000000" fo:border-bottom="thin solid #000000" fo:border-left="none" fo:border-right="none" style:vertical-align="middle"/>
      <style:text-properties fo:font-weight="bold" style:font-weight-asian="bold" style:font-weight-complex="bold"/>
    </style:style>
    <style:style style:name="ce49"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50" style:family="table-cell" style:parent-style-name="Default" style:data-style-name="N0">
      <style:table-cell-properties fo:border="thin solid #000000"/>
      <style:text-properties fo:font-weight="bold" style:font-weight-asian="bold" style:font-weight-complex="bold"/>
    </style:style>
    <style:style style:name="ce51"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font-weight="bold" style:font-weight-asian="bold" style:font-weight-complex="bold"/>
    </style:style>
    <style:style style:name="ce5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weight="bold" style:font-weight-asian="bold" style:font-weight-complex="bold"/>
    </style:style>
    <style:style style:name="ce54" style:family="table-cell" style:parent-style-name="Default" style:data-style-name="N0">
      <style:table-cell-properties fo:border-top="none" fo:border-bottom="none" fo:border-left="thin solid #000000" fo:border-right="thin solid #000000"/>
      <style:text-properties fo:font-weight="bold" style:font-weight-asian="bold" style:font-weight-complex="bold"/>
    </style:style>
    <style:style style:name="ce55" style:family="table-cell" style:parent-style-name="Default" style:data-style-name="N0">
      <style:table-cell-properties fo:border-top="thin solid #000000" fo:border-bottom="thin solid #000000" fo:border-left="none" fo:border-right="none"/>
    </style:style>
    <style:style style:name="ce56" style:family="table-cell" style:parent-style-name="Default" style:data-style-name="N0">
      <style:table-cell-properties fo:border-top="none" fo:border-bottom="thin solid #000000" fo:border-left="thin solid #000000" fo:border-right="thin solid #000000"/>
    </style:style>
    <style:style style:name="ce57" style:family="table-cell" style:parent-style-name="Default" style:data-style-name="N0">
      <style:table-cell-properties fo:border-top="none" fo:border-bottom="none" fo:border-left="thin solid #000000" fo:border-right="thin solid #000000" fo:background-color="#EEEEEE"/>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none" fo:border-right="thin solid #000000"/>
    </style:style>
    <style:style style:name="ce59" style:family="table-cell" style:parent-style-name="Default" style:data-style-name="N0">
      <style:table-cell-properties fo:border-top="thin solid #000000" fo:border-bottom="none" fo:border-left="none" fo:border-right="none"/>
    </style:style>
    <style:style style:name="ce60" style:family="table-cell" style:parent-style-name="Default" style:data-style-name="N0">
      <style:table-cell-properties fo:border-top="thin solid #000000" fo:border-bottom="none" fo:border-left="none" fo:border-right="thin solid #000000"/>
      <style:text-properties fo:font-weight="bold" style:font-weight-asian="bold" style:font-weight-complex="bold"/>
    </style:style>
    <style:style style:name="ce61" style:family="table-cell" style:parent-style-name="Default" style:data-style-name="N0">
      <style:table-cell-properties fo:border-top="thin solid #000000" fo:border-bottom="none" fo:border-left="thin solid #000000" fo:border-right="thin solid #000000"/>
      <style:text-properties fo:font-weight="bold" style:font-weight-asian="bold" style:font-weight-complex="bold"/>
    </style:style>
    <style:style style:name="ce62" style:family="table-cell" style:parent-style-name="Default" style:data-style-name="N0">
      <style:table-cell-properties fo:border-top="2pt solid #000000" fo:border-bottom="2pt solid #000000" fo:border-left="none" fo:border-right="none" style:vertical-align="middle"/>
      <style:text-properties fo:font-weight="bold" style:font-weight-asian="bold" style:font-weight-complex="bold"/>
    </style:style>
    <style:style style:name="ce63" style:family="table-cell" style:parent-style-name="Default" style:data-style-name="N0">
      <style:table-cell-properties fo:border-top="thin solid #000000" fo:border-bottom="none" fo:border-left="none" fo:border-right="none"/>
      <style:text-properties fo:font-weight="bold" style:font-weight-asian="bold" style:font-weight-complex="bold"/>
    </style:style>
    <style:style style:name="ce64" style:family="table-cell" style:parent-style-name="Default" style:data-style-name="N0">
      <style:table-cell-properties fo:border-top="thin solid #000000" fo:border-bottom="thin solid #000000" fo:border-left="thin solid #000000" fo:border-right="none"/>
      <style:text-properties fo:font-weight="bold" style:font-weight-asian="bold" style:font-weight-complex="bold"/>
    </style:style>
    <style:style style:name="ce65" style:family="table-cell" style:parent-style-name="Default" style:data-style-name="N0">
      <style:table-cell-properties fo:border="thin solid #000000"/>
    </style:style>
    <style:style style:name="ce6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text-properties fo:font-weight="bold" style:font-weight-asian="bold" style:font-weight-complex="bold"/>
    </style:style>
    <style:style style:name="ce67" style:family="table-cell" style:parent-style-name="Default" style:data-style-name="N0">
      <style:table-cell-properties fo:border-top="thin solid #000000" fo:border-bottom="none" fo:border-left="none" fo:border-right="none" style:vertical-align="automatic" style:repeat-content="false"/>
      <style:paragraph-properties fo:text-align="center"/>
      <style:text-properties fo:font-weight="bold" style:font-weight-asian="bold" style:font-weight-complex="bold"/>
    </style:style>
    <style:style style:name="ce68"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1.69333333333333cm"/>
    </style:style>
    <style:style style:name="co2" style:family="table-column">
      <style:table-column-properties fo:break-before="auto" style:column-width="2.2225cm"/>
    </style:style>
    <style:style style:name="co3" style:family="table-column">
      <style:table-column-properties fo:break-before="auto" style:column-width="2.460625cm"/>
    </style:style>
    <style:style style:name="co4" style:family="table-column">
      <style:table-column-properties fo:break-before="auto" style:column-width="2.06375cm"/>
    </style:style>
    <style:style style:name="co5" style:family="table-column">
      <style:table-column-properties fo:break-before="auto" style:column-width="2.19604166666667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1" table:default-cell-style-name="ce1"/>
        <table:table-column table:style-name="co4" table:default-cell-style-name="ce1"/>
        <table:table-column table:style-name="co1" table:default-cell-style-name="ce1"/>
        <table:table-column table:style-name="co4" table:default-cell-style-name="ce1"/>
        <table:table-column table:style-name="co1" table:number-columns-repeated="16372" table:default-cell-style-name="ce1"/>
        <table:table-row table:style-name="ro1">
          <table:table-cell table:number-columns-repeated="2"/>
          <table:table-cell table:number-columns-repeated="2" table:style-name="ce1"/>
          <table:table-cell office:value-type="string" table:style-name="ce1">
            <text:p>Image Size</text:p>
          </table:table-cell>
          <table:table-cell table:number-columns-repeated="16379" table:style-name="ce1"/>
        </table:table-row>
        <table:table-row table:style-name="ro1">
          <table:table-cell table:number-columns-repeated="2"/>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number-columns-repeated="2" table:style-name="ce1"/>
          <table:table-cell office:value-type="string" table:style-name="ce1">
            <text:p>command used: time pa5.x &lt;radius&gt; fox_&lt;size&gt;.ppm out.ppm</text:p>
          </table:table-cell>
          <table:table-cell table:number-columns-repeated="16373"/>
        </table:table-row>
        <table:table-row table:style-name="ro1">
          <table:table-cell table:number-columns-repeated="2"/>
          <table:table-cell office:value-type="string" table:style-name="ce7">
            <text:p>Radius 0</text:p>
          </table:table-cell>
          <table:table-cell office:value-type="float" office:value="1" table:style-name="ce8">
            <text:p>1</text:p>
          </table:table-cell>
          <table:table-cell office:value-type="float" office:value="6.8650000000000002" table:style-name="ce1">
            <text:p>6.865</text:p>
          </table:table-cell>
          <table:table-cell office:value-type="float" office:value="12.997999999999999" table:style-name="ce1">
            <text:p>12.998</text:p>
          </table:table-cell>
          <table:table-cell office:value-type="float" office:value="22.934000000000001" table:style-name="ce1">
            <text:p>22.934</text:p>
          </table:table-cell>
          <table:table-cell office:value-type="float" office:value="25.727" table:style-name="ce1">
            <text:p>25.727</text:p>
          </table:table-cell>
          <table:table-cell office:value-type="string" table:style-name="ce1">
            <text:p>Trial 1</text:p>
          </table:table-cell>
          <table:table-cell table:style-name="ce1"/>
          <table:table-cell office:value-type="string" table:style-name="ce1">
            <text:p>2-3 runs were done for each, results are consistent so only 2 were saved here. The “real” output from the time command was recorded</text:p>
          </table:table-cell>
          <table:table-cell table:number-columns-repeated="16373"/>
        </table:table-row>
        <table:table-row table:style-name="ro1">
          <table:table-cell table:number-columns-repeated="2"/>
          <table:table-cell table:style-name="ce9"/>
          <table:table-cell table:style-name="ce10"/>
          <table:table-cell office:value-type="float" office:value="6.8639999999999999" table:style-name="ce1">
            <text:p>6.864</text:p>
          </table:table-cell>
          <table:table-cell office:value-type="float" office:value="12.994999999999999" table:style-name="ce1">
            <text:p>12.995</text:p>
          </table:table-cell>
          <table:table-cell office:value-type="float" office:value="22.933" table:style-name="ce1">
            <text:p>22.933</text:p>
          </table:table-cell>
          <table:table-cell office:value-type="float" office:value="26.04" table:style-name="ce1">
            <text:p>26.04</text:p>
          </table:table-cell>
          <table:table-cell office:value-type="string" table:style-name="ce1">
            <text:p>Trial 2</text:p>
          </table:table-cell>
          <table:table-cell table:style-name="ce1"/>
          <table:table-cell office:value-type="string" table:style-name="ce1">
            <text:p>At the time of testng, mpirun was not working. The 1 processor tests were done with CUDA running one thread</text:p>
          </table:table-cell>
          <table:table-cell table:number-columns-repeated="16373"/>
        </table:table-row>
        <table:table-row table:style-name="ro1">
          <table:table-cell table:number-columns-repeated="2"/>
          <table:table-cell table:style-name="ce9"/>
          <table:table-cell table:style-name="ce10"/>
          <table:table-cell office:value-type="float" office:value="6.8644999999999996" table:formula="of:=([.E3]+[.E4])/2" table:style-name="ce11">
            <text:p>6.8645</text:p>
          </table:table-cell>
          <table:table-cell office:value-type="float" office:value="12.996499999999999" table:formula="of:=([.F3]+[.F4])/2" table:style-name="ce11">
            <text:p>12.9965</text:p>
          </table:table-cell>
          <table:table-cell office:value-type="float" office:value="22.933500000000002" table:formula="of:=([.G3]+[.G4])/2" table:style-name="ce11">
            <text:p>22.9335</text:p>
          </table:table-cell>
          <table:table-cell office:value-type="float" office:value="25.883499999999998" table:formula="of:=([.H3]+[.H4])/2" table:style-name="ce11">
            <text:p>25.8835</text:p>
          </table:table-cell>
          <table:table-cell office:value-type="string" table:style-name="ce12">
            <text:p>Average</text:p>
          </table:table-cell>
          <table:table-cell table:style-name="ce12"/>
          <table:table-cell office:value-type="string" table:style-name="ce1">
            <text:p>Each test shows two trials, and the average time (bolded). The average times were used for the speedup and efficiency calculations</text:p>
          </table:table-cell>
          <table:table-cell table:number-columns-repeated="16373"/>
        </table:table-row>
        <table:table-row table:style-name="ro1">
          <table:table-cell table:number-columns-repeated="2"/>
          <table:table-cell table:style-name="ce9"/>
          <table:table-cell office:value-type="float" office:value="2" table:style-name="ce13">
            <text:p>2</text:p>
          </table:table-cell>
          <table:table-cell office:value-type="float" office:value="3.7629999999999999" table:style-name="ce14">
            <text:p>3.763</text:p>
          </table:table-cell>
          <table:table-cell office:value-type="float" office:value="6.8959999999999999" table:style-name="ce14">
            <text:p>6.896</text:p>
          </table:table-cell>
          <table:table-cell office:value-type="float" office:value="11.901999999999999" table:style-name="ce14">
            <text:p>11.902</text:p>
          </table:table-cell>
          <table:table-cell office:value-type="float" office:value="13.317" table:style-name="ce14">
            <text:p>13.317</text:p>
          </table:table-cell>
          <table:table-cell table:number-columns-repeated="2" table:style-name="ce12"/>
          <table:table-cell office:value-type="string" table:style-name="ce1">
            <text:p>The runs were interleaved so there was at least 10 minutes before the same one ran again</text:p>
          </table:table-cell>
          <table:table-cell table:number-columns-repeated="16373"/>
        </table:table-row>
        <table:table-row table:style-name="ro1">
          <table:table-cell table:number-columns-repeated="2"/>
          <table:table-cell table:style-name="ce9"/>
          <table:table-cell table:style-name="ce13"/>
          <table:table-cell office:value-type="float" office:value="3.762" table:style-name="ce14">
            <text:p>3.762</text:p>
          </table:table-cell>
          <table:table-cell office:value-type="float" office:value="6.8689999999999998" table:style-name="ce14">
            <text:p>6.869</text:p>
          </table:table-cell>
          <table:table-cell office:value-type="float" office:value="11.904" table:style-name="ce14">
            <text:p>11.904</text:p>
          </table:table-cell>
          <table:table-cell office:value-type="float" office:value="13.317" table:style-name="ce14">
            <text:p>13.317</text:p>
          </table:table-cell>
          <table:table-cell table:number-columns-repeated="2" table:style-name="ce12"/>
          <table:table-cell table:number-columns-repeated="16374" table:style-name="ce1"/>
        </table:table-row>
        <table:table-row table:style-name="ro1">
          <table:table-cell table:number-columns-repeated="2"/>
          <table:table-cell table:style-name="ce9"/>
          <table:table-cell table:style-name="ce13"/>
          <table:table-cell office:value-type="float" office:value="3.7625000000000002" table:formula="of:=([.E6]+[.E7])/2" table:style-name="ce15">
            <text:p>3.7625</text:p>
          </table:table-cell>
          <table:table-cell office:value-type="float" office:value="6.8825000000000003" table:formula="of:=([.F6]+[.F7])/2" table:style-name="ce15">
            <text:p>6.8825</text:p>
          </table:table-cell>
          <table:table-cell office:value-type="float" office:value="11.902999999999999" table:formula="of:=([.G6]+[.G7])/2" table:style-name="ce15">
            <text:p>11.903</text:p>
          </table:table-cell>
          <table:table-cell office:value-type="float" office:value="13.317" table:formula="of:=([.H6]+[.H7])/2" table:style-name="ce15">
            <text:p>13.317</text:p>
          </table:table-cell>
          <table:table-cell table:number-columns-repeated="2" table:style-name="ce12"/>
          <table:table-cell table:number-columns-repeated="16374" table:style-name="ce1"/>
        </table:table-row>
        <table:table-row table:style-name="ro1">
          <table:table-cell table:number-columns-repeated="2"/>
          <table:table-cell table:style-name="ce16"/>
          <table:table-cell office:value-type="float" office:value="4" table:style-name="ce10">
            <text:p>4</text:p>
          </table:table-cell>
          <table:table-cell office:value-type="float" office:value="2.2149999999999999" table:style-name="ce1">
            <text:p>2.215</text:p>
          </table:table-cell>
          <table:table-cell office:value-type="float" office:value="3.8180000000000001" table:style-name="ce1">
            <text:p>3.818</text:p>
          </table:table-cell>
          <table:table-cell office:value-type="float" office:value="6.3890000000000002" table:style-name="ce1">
            <text:p>6.389</text:p>
          </table:table-cell>
          <table:table-cell office:value-type="float" office:value="7.1379999999999999" table:style-name="ce1">
            <text:p>7.138</text:p>
          </table:table-cell>
          <table:table-cell table:number-columns-repeated="2" table:style-name="ce12"/>
          <table:table-cell table:number-columns-repeated="16374" table:style-name="ce1"/>
        </table:table-row>
        <table:table-row table:style-name="ro1">
          <table:table-cell table:number-columns-repeated="2"/>
          <table:table-cell table:style-name="ce16"/>
          <table:table-cell table:style-name="ce10"/>
          <table:table-cell office:value-type="float" office:value="2.214" table:style-name="ce1">
            <text:p>2.214</text:p>
          </table:table-cell>
          <table:table-cell office:value-type="float" office:value="3.8220000000000001" table:style-name="ce1">
            <text:p>3.822</text:p>
          </table:table-cell>
          <table:table-cell office:value-type="float" office:value="6.4059999999999997" table:style-name="ce1">
            <text:p>6.406</text:p>
          </table:table-cell>
          <table:table-cell office:value-type="float" office:value="7.1120000000000001" table:style-name="ce1">
            <text:p>7.112</text:p>
          </table:table-cell>
          <table:table-cell table:number-columns-repeated="2" table:style-name="ce12"/>
          <table:table-cell table:number-columns-repeated="16374" table:style-name="ce1"/>
        </table:table-row>
        <table:table-row table:style-name="ro1">
          <table:table-cell table:number-columns-repeated="2"/>
          <table:table-cell table:style-name="ce16"/>
          <table:table-cell table:style-name="ce10"/>
          <table:table-cell office:value-type="float" office:value="2.2145000000000001" table:formula="of:=([.E9]+[.E10])/2" table:style-name="ce11">
            <text:p>2.2145</text:p>
          </table:table-cell>
          <table:table-cell office:value-type="float" office:value="3.8200000000000003" table:formula="of:=([.F9]+[.F10])/2" table:style-name="ce11">
            <text:p>3.82</text:p>
          </table:table-cell>
          <table:table-cell office:value-type="float" office:value="6.3975" table:formula="of:=([.G9]+[.G10])/2" table:style-name="ce11">
            <text:p>6.3975</text:p>
          </table:table-cell>
          <table:table-cell office:value-type="float" office:value="7.125" table:formula="of:=([.H9]+[.H10])/2" table:style-name="ce11">
            <text:p>7.125</text:p>
          </table:table-cell>
          <table:table-cell table:number-columns-repeated="3" table:style-name="ce12"/>
          <table:table-cell table:number-columns-repeated="16373"/>
        </table:table-row>
        <table:table-row table:style-name="ro1">
          <table:table-cell table:number-columns-repeated="2"/>
          <table:table-cell table:style-name="ce16"/>
          <table:table-cell office:value-type="float" office:value="8" table:style-name="ce13">
            <text:p>8</text:p>
          </table:table-cell>
          <table:table-cell office:value-type="float" office:value="1.389" table:style-name="ce14">
            <text:p>1.389</text:p>
          </table:table-cell>
          <table:table-cell office:value-type="float" office:value="2.5590000000000002" table:style-name="ce14">
            <text:p>2.559</text:p>
          </table:table-cell>
          <table:table-cell office:value-type="float" office:value="3.633" table:style-name="ce14">
            <text:p>3.633</text:p>
          </table:table-cell>
          <table:table-cell office:value-type="float" office:value="4.016" table:style-name="ce14">
            <text:p>4.016</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3"/>
          <table:table-cell office:value-type="float" office:value="1.3759999999999999" table:style-name="ce14">
            <text:p>1.376</text:p>
          </table:table-cell>
          <table:table-cell office:value-type="float" office:value="2.27" table:style-name="ce14">
            <text:p>2.27</text:p>
          </table:table-cell>
          <table:table-cell office:value-type="float" office:value="3.6269999999999998" table:style-name="ce14">
            <text:p>3.627</text:p>
          </table:table-cell>
          <table:table-cell office:value-type="float" office:value="4.0179999999999998" table:style-name="ce14">
            <text:p>4.018</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3"/>
          <table:table-cell office:value-type="float" office:value="1.3824999999999998" table:formula="of:=([.E12]+[.E13])/2" table:style-name="ce15">
            <text:p>1.3825</text:p>
          </table:table-cell>
          <table:table-cell office:value-type="float" office:value="2.4145000000000003" table:formula="of:=([.F12]+[.F13])/2" table:style-name="ce15">
            <text:p>2.4145</text:p>
          </table:table-cell>
          <table:table-cell office:value-type="float" office:value="3.63" table:formula="of:=([.G12]+[.G13])/2" table:style-name="ce15">
            <text:p>3.63</text:p>
          </table:table-cell>
          <table:table-cell office:value-type="float" office:value="4.0169999999999995" table:formula="of:=([.H12]+[.H13])/2" table:style-name="ce15">
            <text:p>4.017</text:p>
          </table:table-cell>
          <table:table-cell table:number-columns-repeated="3" table:style-name="ce12"/>
          <table:table-cell table:number-columns-repeated="16373"/>
        </table:table-row>
        <table:table-row table:style-name="ro1">
          <table:table-cell table:number-columns-repeated="2"/>
          <table:table-cell table:style-name="ce16"/>
          <table:table-cell office:value-type="float" office:value="16" table:style-name="ce10">
            <text:p>16</text:p>
          </table:table-cell>
          <table:table-cell office:value-type="float" office:value="1.2509999999999999" table:style-name="ce1">
            <text:p>1.251</text:p>
          </table:table-cell>
          <table:table-cell office:value-type="float" office:value="1.4370000000000001" table:style-name="ce1">
            <text:p>1.437</text:p>
          </table:table-cell>
          <table:table-cell office:value-type="float" office:value="2.2389999999999999" table:style-name="ce1">
            <text:p>2.239</text:p>
          </table:table-cell>
          <table:table-cell office:value-type="float" office:value="2.504" table:style-name="ce1">
            <text:p>2.504</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0"/>
          <table:table-cell office:value-type="float" office:value="1.04" table:style-name="ce1">
            <text:p>1.04</text:p>
          </table:table-cell>
          <table:table-cell office:value-type="float" office:value="1.4510000000000001" table:style-name="ce1">
            <text:p>1.451</text:p>
          </table:table-cell>
          <table:table-cell office:value-type="float" office:value="2.2519999999999998" table:style-name="ce1">
            <text:p>2.252</text:p>
          </table:table-cell>
          <table:table-cell office:value-type="float" office:value="2.4700000000000002" table:style-name="ce1">
            <text:p>2.47</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0"/>
          <table:table-cell office:value-type="float" office:value="1.1455" table:formula="of:=([.E15]+[.E16])/2" table:style-name="ce11">
            <text:p>1.1455</text:p>
          </table:table-cell>
          <table:table-cell office:value-type="float" office:value="1.444" table:formula="of:=([.F15]+[.F16])/2" table:style-name="ce11">
            <text:p>1.444</text:p>
          </table:table-cell>
          <table:table-cell office:value-type="float" office:value="2.2454999999999998" table:formula="of:=([.G15]+[.G16])/2" table:style-name="ce11">
            <text:p>2.2455</text:p>
          </table:table-cell>
          <table:table-cell office:value-type="float" office:value="2.4870000000000001" table:formula="of:=([.H15]+[.H16])/2" table:style-name="ce11">
            <text:p>2.487</text:p>
          </table:table-cell>
          <table:table-cell table:number-columns-repeated="3" table:style-name="ce12"/>
          <table:table-cell table:number-columns-repeated="16373"/>
        </table:table-row>
        <table:table-row table:style-name="ro1">
          <table:table-cell table:number-columns-repeated="2"/>
          <table:table-cell table:style-name="ce16"/>
          <table:table-cell office:value-type="float" office:value="32" table:style-name="ce13">
            <text:p>32</text:p>
          </table:table-cell>
          <table:table-cell office:value-type="float" office:value="0.92300000000000004" table:style-name="ce14">
            <text:p>0.923</text:p>
          </table:table-cell>
          <table:table-cell office:value-type="float" office:value="0.997" table:style-name="ce14">
            <text:p>0.997</text:p>
          </table:table-cell>
          <table:table-cell office:value-type="float" office:value="1.304" table:style-name="ce14">
            <text:p>1.304</text:p>
          </table:table-cell>
          <table:table-cell office:value-type="float" office:value="1.857" table:style-name="ce14">
            <text:p>1.857</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3"/>
          <table:table-cell office:value-type="float" office:value="0.94299999999999995" table:style-name="ce14">
            <text:p>0.943</text:p>
          </table:table-cell>
          <table:table-cell office:value-type="float" office:value="1.0049999999999999" table:style-name="ce14">
            <text:p>1.005</text:p>
          </table:table-cell>
          <table:table-cell office:value-type="float" office:value="1.306" table:style-name="ce14">
            <text:p>1.306</text:p>
          </table:table-cell>
          <table:table-cell office:value-type="float" office:value="1.8660000000000001" table:style-name="ce14">
            <text:p>1.866</text:p>
          </table:table-cell>
          <table:table-cell table:number-columns-repeated="3" table:style-name="ce12"/>
          <table:table-cell table:number-columns-repeated="16373"/>
        </table:table-row>
        <table:table-row table:style-name="ro1">
          <table:table-cell table:number-columns-repeated="2"/>
          <table:table-cell table:style-name="ce16"/>
          <table:table-cell table:style-name="ce13"/>
          <table:table-cell office:value-type="float" office:value="0.93300000000000005" table:formula="of:=([.E18]+[.E19])/2" table:style-name="ce15">
            <text:p>0.933</text:p>
          </table:table-cell>
          <table:table-cell office:value-type="float" office:value="1.0009999999999999" table:formula="of:=([.F18]+[.F19])/2" table:style-name="ce15">
            <text:p>1.001</text:p>
          </table:table-cell>
          <table:table-cell office:value-type="float" office:value="1.3050000000000002" table:formula="of:=([.G18]+[.G19])/2" table:style-name="ce15">
            <text:p>1.305</text:p>
          </table:table-cell>
          <table:table-cell office:value-type="float" office:value="1.8614999999999999" table:formula="of:=([.H18]+[.H19])/2" table:style-name="ce15">
            <text:p>1.8615</text:p>
          </table:table-cell>
          <table:table-cell table:number-columns-repeated="3" table:style-name="ce12"/>
          <table:table-cell table:number-columns-repeated="16373"/>
        </table:table-row>
        <table:table-row table:style-name="ro1">
          <table:table-cell table:number-columns-repeated="2"/>
          <table:table-cell office:value-type="string" table:style-name="ce17">
            <text:p>Radius 10</text:p>
          </table:table-cell>
          <table:table-cell office:value-type="float" office:value="1" table:style-name="ce10">
            <text:p>1</text:p>
          </table:table-cell>
          <table:table-cell office:value-type="float" office:value="983.34699999999998" table:formula="of:=16*60+23.347" table:style-name="ce11">
            <text:p>983.347</text:p>
          </table:table-cell>
          <table:table-cell office:value-type="float" office:value="1751.0909999999999" table:formula="of:=29*60+11.091" table:style-name="ce11">
            <text:p>1751.091</text:p>
          </table:table-cell>
          <table:table-cell office:value-type="float" office:value="2216.5700000000002" table:formula="of:=36*60+56.57" table:style-name="ce11">
            <text:p>2216.57</text:p>
          </table:table-cell>
          <table:table-cell office:value-type="float" office:value="3944.8690000000001" table:formula="of:=65*60+44.869" table:style-name="ce11">
            <text:p>3944.869</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2" table:style-name="ce14">
            <text:p>2</text:p>
          </table:table-cell>
          <table:table-cell office:value-type="float" office:value="493.48599999999999" table:formula="of:=8*60+13.486" table:style-name="ce15">
            <text:p>493.486</text:p>
          </table:table-cell>
          <table:table-cell office:value-type="float" office:value="875.29499999999996" table:formula="of:=14*60+35.295" table:style-name="ce15">
            <text:p>875.295</text:p>
          </table:table-cell>
          <table:table-cell office:value-type="float" office:value="1108.4870000000001" table:formula="of:=18*60+28.487" table:style-name="ce15">
            <text:p>1108.487</text:p>
          </table:table-cell>
          <table:table-cell office:value-type="float" office:value="1972.1510000000001" table:formula="of:=32*60+52.151" table:style-name="ce15">
            <text:p>1972.151</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4" table:style-name="ce10">
            <text:p>4</text:p>
          </table:table-cell>
          <table:table-cell office:value-type="float" office:value="247.44399999999999" table:formula="of:=4*60+7.444" table:style-name="ce11">
            <text:p>247.444</text:p>
          </table:table-cell>
          <table:table-cell office:value-type="float" office:value="440.05500000000001" table:formula="of:=7*60+20.055" table:style-name="ce11">
            <text:p>440.055</text:p>
          </table:table-cell>
          <table:table-cell office:value-type="float" office:value="556.79499999999996" table:formula="of:=9*60+16.795" table:style-name="ce11">
            <text:p>556.795</text:p>
          </table:table-cell>
          <table:table-cell office:value-type="float" office:value="990.07500000000005" table:formula="of:=16*60+30.075" table:style-name="ce11">
            <text:p>990.075</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8" table:style-name="ce14">
            <text:p>8</text:p>
          </table:table-cell>
          <table:table-cell office:value-type="float" office:value="124.121" table:formula="of:=2*60+4.121" table:style-name="ce15">
            <text:p>124.121</text:p>
          </table:table-cell>
          <table:table-cell office:value-type="float" office:value="220.292" table:formula="of:=3*60+40.292" table:style-name="ce15">
            <text:p>220.292</text:p>
          </table:table-cell>
          <table:table-cell office:value-type="float" office:value="278.02699999999999" table:formula="of:=4*60+38.027" table:style-name="ce15">
            <text:p>278.027</text:p>
          </table:table-cell>
          <table:table-cell office:value-type="float" office:value="495.30500000000001" table:formula="of:=8*60+15.305" table:style-name="ce15">
            <text:p>495.305</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16" table:style-name="ce10">
            <text:p>16</text:p>
          </table:table-cell>
          <table:table-cell office:value-type="float" office:value="66.16" table:formula="of:=1*60+6.16" table:style-name="ce11">
            <text:p>66.16</text:p>
          </table:table-cell>
          <table:table-cell office:value-type="float" office:value="110.541" table:formula="of:=1*60+50.541" table:style-name="ce11">
            <text:p>110.541</text:p>
          </table:table-cell>
          <table:table-cell office:value-type="float" office:value="139.626" table:formula="of:=2*60+19.626" table:style-name="ce11">
            <text:p>139.626</text:p>
          </table:table-cell>
          <table:table-cell office:value-type="float" office:value="248.06100000000001" table:formula="of:=4*60+8.061" table:style-name="ce11">
            <text:p>248.061</text:p>
          </table:table-cell>
          <table:table-cell table:number-columns-repeated="3" table:style-name="ce12"/>
          <table:table-cell table:number-columns-repeated="16373"/>
        </table:table-row>
        <table:table-row table:style-name="ro1">
          <table:table-cell table:number-columns-repeated="2"/>
          <table:table-cell table:style-name="ce10"/>
          <table:table-cell office:value-type="float" office:value="32" table:style-name="ce13">
            <text:p>32</text:p>
          </table:table-cell>
          <table:table-cell office:value-type="float" office:value="50.003999999999998" table:style-name="ce14">
            <text:p>50.004</text:p>
          </table:table-cell>
          <table:table-cell office:value-type="float" office:value="55.561999999999998" table:style-name="ce14">
            <text:p>55.562</text:p>
          </table:table-cell>
          <table:table-cell office:value-type="float" office:value="92.358000000000004" table:style-name="ce14">
            <text:p>92.358</text:p>
          </table:table-cell>
          <table:table-cell office:value-type="float" office:value="146.48699999999999" table:style-name="ce14">
            <text:p>146.487</text:p>
          </table:table-cell>
          <table:table-cell table:number-columns-repeated="3" table:style-name="ce12"/>
          <table:table-cell table:number-columns-repeated="16373"/>
        </table:table-row>
        <table:table-row table:style-name="ro1">
          <table:table-cell table:number-columns-repeated="2"/>
          <table:table-cell table:style-name="ce10"/>
          <table:table-cell table:style-name="ce13"/>
          <table:table-cell office:value-type="float" office:value="49.985999999999997" table:style-name="ce14">
            <text:p>49.986</text:p>
          </table:table-cell>
          <table:table-cell office:value-type="float" office:value="55.57" table:style-name="ce14">
            <text:p>55.57</text:p>
          </table:table-cell>
          <table:table-cell office:value-type="float" office:value="92.311000000000007" table:style-name="ce14">
            <text:p>92.311</text:p>
          </table:table-cell>
          <table:table-cell office:value-type="float" office:value="146.46" table:style-name="ce14">
            <text:p>146.46</text:p>
          </table:table-cell>
          <table:table-cell table:number-columns-repeated="3" table:style-name="ce12"/>
          <table:table-cell table:number-columns-repeated="16373"/>
        </table:table-row>
        <table:table-row table:style-name="ro1">
          <table:table-cell table:number-columns-repeated="2"/>
          <table:table-cell table:style-name="ce10"/>
          <table:table-cell table:style-name="ce13"/>
          <table:table-cell office:value-type="float" office:value="49.994999999999997" table:formula="of:=([.E26]+[.E27])/2" table:style-name="ce15">
            <text:p>49.995</text:p>
          </table:table-cell>
          <table:table-cell office:value-type="float" office:value="55.566000000000003" table:formula="of:=([.F26]+[.F27])/2" table:style-name="ce15">
            <text:p>55.566</text:p>
          </table:table-cell>
          <table:table-cell office:value-type="float" office:value="92.334500000000006" table:formula="of:=([.G26]+[.G27])/2" table:style-name="ce15">
            <text:p>92.3345</text:p>
          </table:table-cell>
          <table:table-cell office:value-type="float" office:value="146.4735" table:formula="of:=([.H26]+[.H27])/2" table:style-name="ce15">
            <text:p>146.4735</text:p>
          </table:table-cell>
          <table:table-cell table:number-columns-repeated="3" table:style-name="ce12"/>
          <table:table-cell table:number-columns-repeated="16373"/>
        </table:table-row>
        <table:table-row table:style-name="ro1">
          <table:table-cell table:number-columns-repeated="2"/>
          <table:table-cell office:value-type="string" table:style-name="ce17">
            <text:p>Radius 20</text:p>
          </table:table-cell>
          <table:table-cell table:style-name="ce10"/>
          <table:table-cell table:number-columns-repeated="4" table:style-name="ce1"/>
          <table:table-cell table:number-columns-repeated="3" table:style-name="ce12"/>
          <table:table-cell table:number-columns-repeated="16373"/>
        </table:table-row>
        <table:table-row table:number-rows-repeated="3" table:style-name="ro1">
          <table:table-cell table:number-columns-repeated="2"/>
          <table:table-cell table:number-columns-repeated="2" table:style-name="ce10"/>
          <table:table-cell table:number-columns-repeated="4" table:style-name="ce1"/>
          <table:table-cell table:number-columns-repeated="3" table:style-name="ce12"/>
          <table:table-cell table:number-columns-repeated="16373"/>
        </table:table-row>
        <table:table-row table:style-name="ro1">
          <table:table-cell table:number-columns-repeated="2"/>
          <table:table-cell table:number-columns-repeated="2" table:style-name="ce10"/>
          <table:table-cell table:number-columns-repeated="4" table:style-name="ce1"/>
          <table:table-cell table:number-columns-repeated="3" table:style-name="ce12"/>
          <table:table-cell table:number-columns-repeated="16373" table:style-name="ce1"/>
        </table:table-row>
        <table:table-row table:style-name="ro1">
          <table:table-cell table:number-columns-repeated="2"/>
          <table:table-cell table:style-name="ce10"/>
          <table:table-cell office:value-type="float" office:value="32" table:style-name="ce13">
            <text:p>32</text:p>
          </table:table-cell>
          <table:table-cell office:value-type="float" office:value="177.33799999999999" table:style-name="ce14">
            <text:p>177.338</text:p>
          </table:table-cell>
          <table:table-cell office:value-type="float" office:value="207.75800000000001" table:style-name="ce14">
            <text:p>207.758</text:p>
          </table:table-cell>
          <table:table-cell office:value-type="float" office:value="332.74799999999999" table:style-name="ce14">
            <text:p>332.748</text:p>
          </table:table-cell>
          <table:table-cell office:value-type="float" office:value="531.67999999999995" table:style-name="ce14">
            <text:p>531.68</text:p>
          </table:table-cell>
          <table:table-cell table:number-columns-repeated="3" table:style-name="ce12"/>
          <table:table-cell table:number-columns-repeated="16373" table:style-name="ce1"/>
        </table:table-row>
        <table:table-row table:style-name="ro1">
          <table:table-cell table:number-columns-repeated="2"/>
          <table:table-cell table:style-name="ce10"/>
          <table:table-cell table:style-name="ce13"/>
          <table:table-cell office:value-type="float" office:value="177.374" table:style-name="ce14">
            <text:p>177.374</text:p>
          </table:table-cell>
          <table:table-cell office:value-type="float" office:value="207.666" table:style-name="ce14">
            <text:p>207.666</text:p>
          </table:table-cell>
          <table:table-cell office:value-type="float" office:value="332.53100000000001" table:style-name="ce14">
            <text:p>332.531</text:p>
          </table:table-cell>
          <table:table-cell office:value-type="float" office:value="532.18100000000004" table:style-name="ce14">
            <text:p>532.181</text:p>
          </table:table-cell>
          <table:table-cell table:number-columns-repeated="3" table:style-name="ce12"/>
          <table:table-cell table:number-columns-repeated="16373" table:style-name="ce1"/>
        </table:table-row>
        <table:table-row table:style-name="ro1">
          <table:table-cell table:number-columns-repeated="2"/>
          <table:table-cell table:style-name="ce10"/>
          <table:table-cell table:style-name="ce13"/>
          <table:table-cell office:value-type="float" office:value="177.35599999999999" table:formula="of:=([.E34]+[.E35])/2" table:style-name="ce15">
            <text:p>177.356</text:p>
          </table:table-cell>
          <table:table-cell office:value-type="float" office:value="207.71199999999999" table:formula="of:=([.F34]+[.F35])/2" table:style-name="ce15">
            <text:p>207.712</text:p>
          </table:table-cell>
          <table:table-cell office:value-type="float" office:value="332.6395" table:formula="of:=([.G34]+[.G35])/2" table:style-name="ce15">
            <text:p>332.6395</text:p>
          </table:table-cell>
          <table:table-cell office:value-type="float" office:value="531.93049999999994" table:formula="of:=([.H34]+[.H35])/2" table:style-name="ce15">
            <text:p>531.9305</text:p>
          </table:table-cell>
          <table:table-cell table:number-columns-repeated="3" table:style-name="ce12"/>
          <table:table-cell table:number-columns-repeated="16373" table:style-name="ce1"/>
        </table:table-row>
        <table:table-row table:style-name="ro1">
          <table:table-cell table:number-columns-repeated="2"/>
          <table:table-cell office:value-type="string" table:style-name="ce17">
            <text:p>Radius 40</text:p>
          </table:table-cell>
          <table:table-cell table:style-name="ce10"/>
          <table:table-cell table:number-columns-repeated="4" table:style-name="ce1"/>
          <table:table-cell table:number-columns-repeated="3" table:style-name="ce12"/>
          <table:table-cell table:number-columns-repeated="16373" table:style-name="ce1"/>
        </table:table-row>
        <table:table-row table:number-rows-repeated="3" table:style-name="ro1">
          <table:table-cell table:number-columns-repeated="2"/>
          <table:table-cell table:number-columns-repeated="2" table:style-name="ce10"/>
          <table:table-cell table:number-columns-repeated="4" table:style-name="ce1"/>
          <table:table-cell table:number-columns-repeated="3" table:style-name="ce12"/>
          <table:table-cell table:number-columns-repeated="16373" table:style-name="ce1"/>
        </table:table-row>
        <table:table-row table:style-name="ro1">
          <table:table-cell table:number-columns-repeated="2"/>
          <table:table-cell table:style-name="ce10"/>
          <table:table-cell office:value-type="float" office:value="32" table:style-name="ce13">
            <text:p>32</text:p>
          </table:table-cell>
          <table:table-cell office:value-type="float" office:value="623.86400000000003" table:style-name="ce14">
            <text:p>623.864</text:p>
          </table:table-cell>
          <table:table-cell office:value-type="float" office:value="816.63300000000004" table:style-name="ce14">
            <text:p>816.633</text:p>
          </table:table-cell>
          <table:table-cell office:value-type="float" office:value="1212.8340000000001" table:style-name="ce14">
            <text:p>1212.834</text:p>
          </table:table-cell>
          <table:table-cell office:value-type="float" office:value="1985.175" table:style-name="ce14">
            <text:p>1985.175</text:p>
          </table:table-cell>
          <table:table-cell table:number-columns-repeated="3" table:style-name="ce12"/>
          <table:table-cell table:number-columns-repeated="16373" table:style-name="ce1"/>
        </table:table-row>
        <table:table-row table:style-name="ro1">
          <table:table-cell table:number-columns-repeated="2"/>
          <table:table-cell table:style-name="ce10"/>
          <table:table-cell table:style-name="ce13"/>
          <table:table-cell office:value-type="float" office:value="623.84" table:style-name="ce14">
            <text:p>623.84</text:p>
          </table:table-cell>
          <table:table-cell office:value-type="float" office:value="816.89700000000005" table:style-name="ce14">
            <text:p>816.897</text:p>
          </table:table-cell>
          <table:table-cell office:value-type="float" office:value="1212.838" table:style-name="ce14">
            <text:p>1212.838</text:p>
          </table:table-cell>
          <table:table-cell office:value-type="float" office:value="1985.175" table:style-name="ce14">
            <text:p>1985.175</text:p>
          </table:table-cell>
          <table:table-cell table:number-columns-repeated="3" table:style-name="ce12"/>
          <table:table-cell table:number-columns-repeated="16373" table:style-name="ce1"/>
        </table:table-row>
        <table:table-row table:style-name="ro1">
          <table:table-cell table:number-columns-repeated="2"/>
          <table:table-cell table:style-name="ce18"/>
          <table:table-cell table:style-name="ce19"/>
          <table:table-cell office:value-type="float" office:value="623.85200000000009" table:formula="of:=([.E41]+[.E42])/2" table:style-name="ce15">
            <text:p>623.852</text:p>
          </table:table-cell>
          <table:table-cell office:value-type="float" office:value="816.7650000000001" table:formula="of:=([.F41]+[.F42])/2" table:style-name="ce15">
            <text:p>816.765</text:p>
          </table:table-cell>
          <table:table-cell office:value-type="float" office:value="1212.836" table:formula="of:=([.G41]+[.G42])/2" table:style-name="ce15">
            <text:p>1212.836</text:p>
          </table:table-cell>
          <table:table-cell office:value-type="float" office:value="1985.175" table:formula="of:=([.H41]+[.H42])/2" table:style-name="ce15">
            <text:p>1985.175</text:p>
          </table:table-cell>
          <table:table-cell table:number-columns-repeated="16376" table:style-name="ce1"/>
        </table:table-row>
        <table:table-row table:number-rows-repeated="2" table:style-name="ro1">
          <table:table-cell table:number-columns-repeated="16384"/>
        </table:table-row>
        <table:table-row table:style-name="ro1">
          <table:table-cell table:number-columns-repeated="2"/>
          <table:table-cell office:value-type="string" table:style-name="ce11">
            <text:p>Speedup (Radius = 0)</text:p>
          </table:table-cell>
          <table:table-cell table:number-columns-repeated="6" table:style-name="ce1"/>
          <table:table-cell office:value-type="string" table:style-name="ce11">
            <text:p>Speedup (Radius = 10)</text:p>
          </table:table-cell>
          <table:table-cell table:number-columns-repeated="16374" table:style-name="ce1"/>
        </table:table-row>
        <table:table-row table:style-name="ro1">
          <table:table-cell table:number-columns-repeated="2"/>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style-name="ce1"/>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number-columns-repeated="16369"/>
        </table:table-row>
        <table:table-row table:style-name="ro1">
          <table:table-cell table:number-columns-repeated="2"/>
          <table:table-cell office:value-type="string" table:style-name="ce7">
            <text:p>Radius 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7">
            <text:p>Radius 1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9"/>
        </table:table-row>
        <table:table-row table:style-name="ro1">
          <table:table-cell table:number-columns-repeated="2"/>
          <table:table-cell table:style-name="ce9"/>
          <table:table-cell office:value-type="float" office:value="2" table:style-name="ce1">
            <text:p>2</text:p>
          </table:table-cell>
          <table:table-cell office:value-type="float" office:value="1.8244518272425247" table:formula="of:=[.E5]/[.E8]" table:style-name="ce1">
            <text:p>1.824451827</text:p>
          </table:table-cell>
          <table:table-cell office:value-type="float" office:value="1.8883399927351978" table:formula="of:=[.F5]/[.F8]" table:style-name="ce1">
            <text:p>1.888339993</text:p>
          </table:table-cell>
          <table:table-cell office:value-type="float" office:value="1.9266991514744185" table:formula="of:=[.G5]/[.G8]" table:style-name="ce1">
            <text:p>1.926699151</text:p>
          </table:table-cell>
          <table:table-cell office:value-type="float" office:value="1.9436434632424719" table:formula="of:=[.H5]/[.H8]" table:style-name="ce1">
            <text:p>1.943643463</text:p>
          </table:table-cell>
          <table:table-cell table:style-name="ce1"/>
          <table:table-cell table:style-name="ce9"/>
          <table:table-cell office:value-type="float" office:value="2" table:style-name="ce1">
            <text:p>2</text:p>
          </table:table-cell>
          <table:table-cell office:value-type="float" office:value="1.9926543002233092" table:formula="of:=[.$E$21]/[.E22]" table:style-name="ce1">
            <text:p>1.9926543</text:p>
          </table:table-cell>
          <table:table-cell office:value-type="float" office:value="2.0005723784552636" table:formula="of:=[.$F$21]/[.F22]" table:style-name="ce1">
            <text:p>2.000572378</text:p>
          </table:table-cell>
          <table:table-cell office:value-type="float" office:value="1.999635539253054" table:formula="of:=[.$G$21]/[.G22]" table:style-name="ce1">
            <text:p>1.999635539</text:p>
          </table:table-cell>
          <table:table-cell office:value-type="float" office:value="2.0002875033402616" table:formula="of:=[.$H$21]/[.H22]" table:style-name="ce1">
            <text:p>2.000287503</text:p>
          </table:table-cell>
          <table:table-cell table:number-columns-repeated="16369"/>
        </table:table-row>
        <table:table-row table:style-name="ro1">
          <table:table-cell table:number-columns-repeated="2"/>
          <table:table-cell table:style-name="ce9"/>
          <table:table-cell office:value-type="float" office:value="4" table:style-name="ce1">
            <text:p>4</text:p>
          </table:table-cell>
          <table:table-cell office:value-type="float" office:value="3.0997967938586584" table:formula="of:=[.E5]/[.E11]" table:style-name="ce1">
            <text:p>3.099796794</text:p>
          </table:table-cell>
          <table:table-cell office:value-type="float" office:value="3.4022251308900517" table:formula="of:=[.F5]/[.F11]" table:style-name="ce1">
            <text:p>3.402225131</text:p>
          </table:table-cell>
          <table:table-cell office:value-type="float" office:value="3.5847596717467765" table:formula="of:=[.G5]/[.G11]" table:style-name="ce1">
            <text:p>3.584759672</text:p>
          </table:table-cell>
          <table:table-cell office:value-type="float" office:value="3.6327719298245613" table:formula="of:=[.H5]/[.H11]" table:style-name="ce1">
            <text:p>3.63277193</text:p>
          </table:table-cell>
          <table:table-cell table:style-name="ce1"/>
          <table:table-cell table:style-name="ce9"/>
          <table:table-cell office:value-type="float" office:value="4" table:style-name="ce1">
            <text:p>4</text:p>
          </table:table-cell>
          <table:table-cell office:value-type="float" office:value="3.9740183637509903" table:formula="of:=[.$E$21]/[.E23]" table:style-name="ce1">
            <text:p>3.974018364</text:p>
          </table:table-cell>
          <table:table-cell office:value-type="float" office:value="3.9792548658690388" table:formula="of:=[.$F$21]/[.F23]" table:style-name="ce1">
            <text:p>3.979254866</text:p>
          </table:table-cell>
          <table:table-cell office:value-type="float" office:value="3.9809445127919618" table:formula="of:=[.$G$21]/[.G23]" table:style-name="ce1">
            <text:p>3.980944513</text:p>
          </table:table-cell>
          <table:table-cell office:value-type="float" office:value="3.984414312047067" table:formula="of:=[.$H$21]/[.H23]" table:style-name="ce1">
            <text:p>3.984414312</text:p>
          </table:table-cell>
          <table:table-cell table:number-columns-repeated="16369"/>
        </table:table-row>
        <table:table-row table:style-name="ro1">
          <table:table-cell table:number-columns-repeated="2"/>
          <table:table-cell table:style-name="ce9"/>
          <table:table-cell office:value-type="float" office:value="8" table:style-name="ce1">
            <text:p>8</text:p>
          </table:table-cell>
          <table:table-cell office:value-type="float" office:value="4.9652802893309227" table:formula="of:=[.E5]/[.E14]" table:style-name="ce1">
            <text:p>4.965280289</text:p>
          </table:table-cell>
          <table:table-cell office:value-type="float" office:value="5.3826879271070602" table:formula="of:=[.F5]/[.F14]" table:style-name="ce1">
            <text:p>5.382687927</text:p>
          </table:table-cell>
          <table:table-cell office:value-type="float" office:value="6.3177685950413229" table:formula="of:=[.G5]/[.G14]" table:style-name="ce1">
            <text:p>6.317768595</text:p>
          </table:table-cell>
          <table:table-cell office:value-type="float" office:value="6.443490166791138" table:formula="of:=[.H5]/[.H14]" table:style-name="ce1">
            <text:p>6.443490167</text:p>
          </table:table-cell>
          <table:table-cell table:style-name="ce1"/>
          <table:table-cell table:style-name="ce9"/>
          <table:table-cell office:value-type="float" office:value="8" table:style-name="ce1">
            <text:p>8</text:p>
          </table:table-cell>
          <table:table-cell office:value-type="float" office:value="7.9224869280782464" table:formula="of:=[.$E$21]/[.E24]" table:style-name="ce1">
            <text:p>7.922486928</text:p>
          </table:table-cell>
          <table:table-cell office:value-type="float" office:value="7.94895411544677" table:formula="of:=[.$F$21]/[.F24]" table:style-name="ce1">
            <text:p>7.948954115</text:p>
          </table:table-cell>
          <table:table-cell office:value-type="float" office:value="7.97249907383096" table:formula="of:=[.$G$21]/[.G24]" table:style-name="ce1">
            <text:p>7.972499074</text:p>
          </table:table-cell>
          <table:table-cell office:value-type="float" office:value="7.9645248887049398" table:formula="of:=[.$H$21]/[.H24]" table:style-name="ce1">
            <text:p>7.964524889</text:p>
          </table:table-cell>
          <table:table-cell table:number-columns-repeated="16369"/>
        </table:table-row>
        <table:table-row table:style-name="ro1">
          <table:table-cell table:number-columns-repeated="2"/>
          <table:table-cell table:style-name="ce16"/>
          <table:table-cell office:value-type="float" office:value="16" table:style-name="ce1">
            <text:p>16</text:p>
          </table:table-cell>
          <table:table-cell office:value-type="float" office:value="5.99257965953732" table:formula="of:=[.E5]/[.E17]" table:style-name="ce1">
            <text:p>5.99257966</text:p>
          </table:table-cell>
          <table:table-cell office:value-type="float" office:value="9.0003462603878113" table:formula="of:=[.F5]/[.F17]" table:style-name="ce1">
            <text:p>9.00034626</text:p>
          </table:table-cell>
          <table:table-cell office:value-type="float" office:value="10.21309285237141" table:formula="of:=[.G5]/[.G17]" table:style-name="ce1">
            <text:p>10.21309285</text:p>
          </table:table-cell>
          <table:table-cell office:value-type="float" office:value="10.407519099316444" table:formula="of:=[.H5]/[.H17]" table:style-name="ce1">
            <text:p>10.4075191</text:p>
          </table:table-cell>
          <table:table-cell table:style-name="ce1"/>
          <table:table-cell table:style-name="ce16"/>
          <table:table-cell office:value-type="float" office:value="16" table:style-name="ce1">
            <text:p>16</text:p>
          </table:table-cell>
          <table:table-cell office:value-type="float" office:value="14.863165054413543" table:formula="of:=[.$E$21]/[.E25]" table:style-name="ce1">
            <text:p>14.86316505</text:p>
          </table:table-cell>
          <table:table-cell office:value-type="float" office:value="15.841099682470757" table:formula="of:=[.$F$21]/[.F25]" table:style-name="ce1">
            <text:p>15.84109968</text:p>
          </table:table-cell>
          <table:table-cell office:value-type="float" office:value="15.875051924426684" table:formula="of:=[.$G$21]/[.G25]" table:style-name="ce1">
            <text:p>15.87505192</text:p>
          </table:table-cell>
          <table:table-cell office:value-type="float" office:value="15.902818258412246" table:formula="of:=[.$H$21]/[.H25]" table:style-name="ce1">
            <text:p>15.90281826</text:p>
          </table:table-cell>
          <table:table-cell table:number-columns-repeated="16369"/>
        </table:table-row>
        <table:table-row table:style-name="ro1">
          <table:table-cell table:number-columns-repeated="2"/>
          <table:table-cell table:style-name="ce16"/>
          <table:table-cell office:value-type="float" office:value="32" table:style-name="ce1">
            <text:p>32</text:p>
          </table:table-cell>
          <table:table-cell office:value-type="float" office:value="7.3574490889603421" table:formula="of:=[.E5]/[.E20]" table:style-name="ce1">
            <text:p>7.357449089</text:p>
          </table:table-cell>
          <table:table-cell office:value-type="float" office:value="12.983516483516484" table:formula="of:=[.F5]/[.F20]" table:style-name="ce1">
            <text:p>12.98351648</text:p>
          </table:table-cell>
          <table:table-cell office:value-type="float" office:value="17.573563218390802" table:formula="of:=[.G5]/[.G20]" table:style-name="ce1">
            <text:p>17.57356322</text:p>
          </table:table-cell>
          <table:table-cell office:value-type="float" office:value="13.904646790222937" table:formula="of:=[.H5]/[.H20]" table:style-name="ce1">
            <text:p>13.90464679</text:p>
          </table:table-cell>
          <table:table-cell table:style-name="ce1"/>
          <table:table-cell table:style-name="ce16"/>
          <table:table-cell office:value-type="float" office:value="32" table:style-name="ce1">
            <text:p>32</text:p>
          </table:table-cell>
          <table:table-cell office:value-type="float" office:value="19.665366770658348" table:formula="of:=[.$E$21]/[.E26]" table:style-name="ce1">
            <text:p>19.66536677</text:p>
          </table:table-cell>
          <table:table-cell office:value-type="float" office:value="31.515982146071057" table:formula="of:=[.$F$21]/[.F26]" table:style-name="ce1">
            <text:p>31.51598215</text:p>
          </table:table-cell>
          <table:table-cell office:value-type="float" office:value="23.999761796487583" table:formula="of:=[.$G$21]/[.G26]" table:style-name="ce1">
            <text:p>23.9997618</text:p>
          </table:table-cell>
          <table:table-cell office:value-type="float" office:value="26.929823124236282" table:formula="of:=[.$H$21]/[.H26]" table:style-name="ce1">
            <text:p>26.92982312</text:p>
          </table:table-cell>
          <table:table-cell table:number-columns-repeated="16369"/>
        </table:table-row>
        <table:table-row table:number-rows-repeated="2" table:style-name="ro1">
          <table:table-cell table:number-columns-repeated="16384"/>
        </table:table-row>
        <table:table-row table:style-name="ro1">
          <table:table-cell table:number-columns-repeated="2"/>
          <table:table-cell office:value-type="string" table:style-name="ce11">
            <text:p>Efficiency (Radius = 0)</text:p>
          </table:table-cell>
          <table:table-cell table:number-columns-repeated="6" table:style-name="ce1"/>
          <table:table-cell office:value-type="string" table:style-name="ce11">
            <text:p>Efficiency (Radius = 10)</text:p>
          </table:table-cell>
          <table:table-cell table:number-columns-repeated="16374" table:style-name="ce1"/>
        </table:table-row>
        <table:table-row table:style-name="ro1">
          <table:table-cell table:number-columns-repeated="2"/>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style-name="ce1"/>
          <table:table-cell table:style-name="ce2"/>
          <table:table-cell office:value-type="string" table:style-name="ce3">
            <text:p>Processors</text:p>
          </table:table-cell>
          <table:table-cell office:value-type="string" table:style-name="ce4">
            <text:p>1K</text:p>
          </table:table-cell>
          <table:table-cell office:value-type="string" table:style-name="ce4">
            <text:p>2K</text:p>
          </table:table-cell>
          <table:table-cell office:value-type="string" table:style-name="ce5">
            <text:p>3K</text:p>
          </table:table-cell>
          <table:table-cell office:value-type="string" table:style-name="ce6">
            <text:p>4K</text:p>
          </table:table-cell>
          <table:table-cell table:number-columns-repeated="16369"/>
        </table:table-row>
        <table:table-row table:style-name="ro1">
          <table:table-cell table:number-columns-repeated="2"/>
          <table:table-cell office:value-type="string" table:style-name="ce7">
            <text:p>Radius 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style-name="ce1"/>
          <table:table-cell office:value-type="string" table:style-name="ce7">
            <text:p>Radius 1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9"/>
        </table:table-row>
        <table:table-row table:style-name="ro1">
          <table:table-cell table:number-columns-repeated="2"/>
          <table:table-cell table:style-name="ce9"/>
          <table:table-cell office:value-type="float" office:value="2" table:style-name="ce1">
            <text:p>2</text:p>
          </table:table-cell>
          <table:table-cell office:value-type="float" office:value="0.91222591362126237" table:formula="of:=[.E49]/[.D59]" table:style-name="ce1">
            <text:p>0.912225914</text:p>
          </table:table-cell>
          <table:table-cell office:value-type="float" office:value="0.94416999636759891" table:formula="of:=[.F49]/[.D59]" table:style-name="ce1">
            <text:p>0.944169996</text:p>
          </table:table-cell>
          <table:table-cell office:value-type="float" office:value="0.96334957573720925" table:formula="of:=[.G49]/[.D59]" table:style-name="ce1">
            <text:p>0.963349576</text:p>
          </table:table-cell>
          <table:table-cell office:value-type="float" office:value="0.97182173162123597" table:formula="of:=[.H49]/[.D59]" table:style-name="ce1">
            <text:p>0.971821732</text:p>
          </table:table-cell>
          <table:table-cell table:style-name="ce1"/>
          <table:table-cell table:style-name="ce9"/>
          <table:table-cell office:value-type="float" office:value="2" table:style-name="ce1">
            <text:p>2</text:p>
          </table:table-cell>
          <table:table-cell office:value-type="float" office:value="0.99632715011165462" table:formula="of:=[.L49]/[.K59]" table:style-name="ce1">
            <text:p>0.99632715</text:p>
          </table:table-cell>
          <table:table-cell office:value-type="float" office:value="1.0002861892276318" table:formula="of:=[.M49]/[.K59]" table:style-name="ce1">
            <text:p>1.000286189</text:p>
          </table:table-cell>
          <table:table-cell office:value-type="float" office:value="0.99981776962652702" table:formula="of:=[.N49]/[.K59]" table:style-name="ce1">
            <text:p>0.99981777</text:p>
          </table:table-cell>
          <table:table-cell office:value-type="float" office:value="1.0001437516701308" table:formula="of:=[.O49]/[.K59]" table:style-name="ce1">
            <text:p>1.000143752</text:p>
          </table:table-cell>
          <table:table-cell table:number-columns-repeated="16369"/>
        </table:table-row>
        <table:table-row table:style-name="ro1">
          <table:table-cell table:number-columns-repeated="2"/>
          <table:table-cell table:style-name="ce9"/>
          <table:table-cell office:value-type="float" office:value="4" table:style-name="ce1">
            <text:p>4</text:p>
          </table:table-cell>
          <table:table-cell office:value-type="float" office:value="0.77494919846466459" table:formula="of:=[.E50]/[.D60]" table:style-name="ce1">
            <text:p>0.774949198</text:p>
          </table:table-cell>
          <table:table-cell office:value-type="float" office:value="0.85055628272251294" table:formula="of:=[.F50]/[.D60]" table:style-name="ce1">
            <text:p>0.850556283</text:p>
          </table:table-cell>
          <table:table-cell office:value-type="float" office:value="0.89618991793669411" table:formula="of:=[.G50]/[.D60]" table:style-name="ce1">
            <text:p>0.896189918</text:p>
          </table:table-cell>
          <table:table-cell office:value-type="float" office:value="0.90819298245614033" table:formula="of:=[.H50]/[.D60]" table:style-name="ce1">
            <text:p>0.908192982</text:p>
          </table:table-cell>
          <table:table-cell table:style-name="ce1"/>
          <table:table-cell table:style-name="ce9"/>
          <table:table-cell office:value-type="float" office:value="4" table:style-name="ce1">
            <text:p>4</text:p>
          </table:table-cell>
          <table:table-cell office:value-type="float" office:value="0.99350459093774757" table:formula="of:=[.L50]/[.K60]" table:style-name="ce1">
            <text:p>0.993504591</text:p>
          </table:table-cell>
          <table:table-cell office:value-type="float" office:value="0.99481371646725969" table:formula="of:=[.M50]/[.K60]" table:style-name="ce1">
            <text:p>0.994813716</text:p>
          </table:table-cell>
          <table:table-cell office:value-type="float" office:value="0.99523612819799046" table:formula="of:=[.N50]/[.K60]" table:style-name="ce1">
            <text:p>0.995236128</text:p>
          </table:table-cell>
          <table:table-cell office:value-type="float" office:value="0.99610357801176674" table:formula="of:=[.O50]/[.K60]" table:style-name="ce1">
            <text:p>0.996103578</text:p>
          </table:table-cell>
          <table:table-cell table:number-columns-repeated="16369"/>
        </table:table-row>
        <table:table-row table:style-name="ro1">
          <table:table-cell table:number-columns-repeated="2"/>
          <table:table-cell table:style-name="ce9"/>
          <table:table-cell office:value-type="float" office:value="8" table:style-name="ce1">
            <text:p>8</text:p>
          </table:table-cell>
          <table:table-cell office:value-type="float" office:value="0.62066003616636534" table:formula="of:=[.E51]/[.D61]" table:style-name="ce1">
            <text:p>0.620660036</text:p>
          </table:table-cell>
          <table:table-cell office:value-type="float" office:value="0.67283599088838253" table:formula="of:=[.F51]/[.D61]" table:style-name="ce1">
            <text:p>0.672835991</text:p>
          </table:table-cell>
          <table:table-cell office:value-type="float" office:value="0.78972107438016537" table:formula="of:=[.G51]/[.D61]" table:style-name="ce1">
            <text:p>0.789721074</text:p>
          </table:table-cell>
          <table:table-cell office:value-type="float" office:value="0.80543627084889224" table:formula="of:=[.H51]/[.D61]" table:style-name="ce1">
            <text:p>0.805436271</text:p>
          </table:table-cell>
          <table:table-cell table:style-name="ce1"/>
          <table:table-cell table:style-name="ce9"/>
          <table:table-cell office:value-type="float" office:value="8" table:style-name="ce1">
            <text:p>8</text:p>
          </table:table-cell>
          <table:table-cell office:value-type="float" office:value="0.9903108660097808" table:formula="of:=[.L51]/[.K61]" table:style-name="ce1">
            <text:p>0.990310866</text:p>
          </table:table-cell>
          <table:table-cell office:value-type="float" office:value="0.99361926443084625" table:formula="of:=[.M51]/[.K61]" table:style-name="ce1">
            <text:p>0.993619264</text:p>
          </table:table-cell>
          <table:table-cell office:value-type="float" office:value="0.99656238422887" table:formula="of:=[.N51]/[.K61]" table:style-name="ce1">
            <text:p>0.996562384</text:p>
          </table:table-cell>
          <table:table-cell office:value-type="float" office:value="0.99556561108811747" table:formula="of:=[.O51]/[.K61]" table:style-name="ce1">
            <text:p>0.995565611</text:p>
          </table:table-cell>
          <table:table-cell table:number-columns-repeated="16369"/>
        </table:table-row>
        <table:table-row table:style-name="ro1">
          <table:table-cell table:number-columns-repeated="2"/>
          <table:table-cell table:style-name="ce16"/>
          <table:table-cell office:value-type="float" office:value="16" table:style-name="ce1">
            <text:p>16</text:p>
          </table:table-cell>
          <table:table-cell office:value-type="float" office:value="0.3745362287210825" table:formula="of:=[.E52]/[.D62]" table:style-name="ce1">
            <text:p>0.374536229</text:p>
          </table:table-cell>
          <table:table-cell office:value-type="float" office:value="0.5625216412742382" table:formula="of:=[.F52]/[.D62]" table:style-name="ce1">
            <text:p>0.562521641</text:p>
          </table:table-cell>
          <table:table-cell office:value-type="float" office:value="0.63831830327321315" table:formula="of:=[.G52]/[.D62]" table:style-name="ce1">
            <text:p>0.638318303</text:p>
          </table:table-cell>
          <table:table-cell office:value-type="float" office:value="0.65046994370727773" table:formula="of:=[.H52]/[.D62]" table:style-name="ce1">
            <text:p>0.650469944</text:p>
          </table:table-cell>
          <table:table-cell table:style-name="ce1"/>
          <table:table-cell table:style-name="ce16"/>
          <table:table-cell office:value-type="float" office:value="16" table:style-name="ce1">
            <text:p>16</text:p>
          </table:table-cell>
          <table:table-cell office:value-type="float" office:value="0.92894781590084641" table:formula="of:=[.L52]/[.K62]" table:style-name="ce1">
            <text:p>0.928947816</text:p>
          </table:table-cell>
          <table:table-cell office:value-type="float" office:value="0.99006873015442232" table:formula="of:=[.M52]/[.K62]" table:style-name="ce1">
            <text:p>0.99006873</text:p>
          </table:table-cell>
          <table:table-cell office:value-type="float" office:value="0.99219074527666773" table:formula="of:=[.N52]/[.K62]" table:style-name="ce1">
            <text:p>0.992190745</text:p>
          </table:table-cell>
          <table:table-cell office:value-type="float" office:value="0.99392614115076539" table:formula="of:=[.O52]/[.K62]" table:style-name="ce1">
            <text:p>0.993926141</text:p>
          </table:table-cell>
          <table:table-cell table:number-columns-repeated="16369"/>
        </table:table-row>
        <table:table-row table:style-name="ro1">
          <table:table-cell table:number-columns-repeated="2"/>
          <table:table-cell table:style-name="ce16"/>
          <table:table-cell office:value-type="float" office:value="32" table:style-name="ce1">
            <text:p>32</text:p>
          </table:table-cell>
          <table:table-cell office:value-type="float" office:value="0.22992028403001069" table:formula="of:=[.E53]/[.D63]" table:style-name="ce1">
            <text:p>0.229920284</text:p>
          </table:table-cell>
          <table:table-cell office:value-type="float" office:value="0.40573489010989011" table:formula="of:=[.F53]/[.D63]" table:style-name="ce1">
            <text:p>0.40573489</text:p>
          </table:table-cell>
          <table:table-cell office:value-type="float" office:value="0.54917385057471257" table:formula="of:=[.G53]/[.D63]" table:style-name="ce1">
            <text:p>0.549173851</text:p>
          </table:table-cell>
          <table:table-cell office:value-type="float" office:value="0.43452021219446679" table:formula="of:=[.H53]/[.D63]" table:style-name="ce1">
            <text:p>0.434520212</text:p>
          </table:table-cell>
          <table:table-cell table:style-name="ce1"/>
          <table:table-cell table:style-name="ce16"/>
          <table:table-cell office:value-type="float" office:value="32" table:style-name="ce1">
            <text:p>32</text:p>
          </table:table-cell>
          <table:table-cell office:value-type="float" office:value="0.61454271158307339" table:formula="of:=[.L53]/[.K63]" table:style-name="ce1">
            <text:p>0.614542712</text:p>
          </table:table-cell>
          <table:table-cell office:value-type="float" office:value="0.98487444206472052" table:formula="of:=[.M53]/[.K63]" table:style-name="ce1">
            <text:p>0.984874442</text:p>
          </table:table-cell>
          <table:table-cell office:value-type="float" office:value="0.74999255614023697" table:formula="of:=[.N53]/[.K63]" table:style-name="ce1">
            <text:p>0.749992556</text:p>
          </table:table-cell>
          <table:table-cell office:value-type="float" office:value="0.84155697263238383" table:formula="of:=[.O53]/[.K63]" table:style-name="ce1">
            <text:p>0.841556973</text:p>
          </table:table-cell>
          <table:table-cell table:number-columns-repeated="16369"/>
        </table:table-row>
        <table:table-row table:number-rows-repeated="2" table:style-name="ro1">
          <table:table-cell table:number-columns-repeated="16384"/>
        </table:table-row>
        <table:table-row table:style-name="ro1">
          <table:table-cell table:number-columns-repeated="2"/>
          <table:table-cell office:value-type="string" table:style-name="ce1">
            <text:p>The program is not strongly scalable because the efficiency decreases significantly when the problem size stays constant</text:p>
          </table:table-cell>
          <table:table-cell table:number-columns-repeated="16381"/>
        </table:table-row>
        <table:table-row table:style-name="ro1">
          <table:table-cell table:number-columns-repeated="2"/>
          <table:table-cell office:value-type="string" table:style-name="ce1">
            <text:p>The program is weakly scalable. When the problem size increases at the same rate as the number of processes, the efficiency is pretty close to being constant. For example, when comparing the 2k image to the 4k image in cases where the number of processors doubles, the efficiency is more or less the same.</text:p>
          </table:table-cell>
          <table:table-cell table:number-columns-repeated="16381"/>
        </table:table-row>
        <table:table-row table:number-rows-repeated="22" table:style-name="ro1">
          <table:table-cell table:number-columns-repeated="16384"/>
        </table:table-row>
        <table:table-row table:style-name="ro1">
          <table:table-cell table:number-columns-repeated="10"/>
          <table:table-cell table:style-name="ce1"/>
          <table:table-cell office:value-type="string" table:number-columns-spanned="6" table:number-rows-spanned="1" table:style-name="ce68">
            <text:p>Speedup</text:p>
          </table:table-cell>
          <table:covered-table-cell table:number-columns-repeated="5"/>
          <table:table-cell table:number-columns-repeated="16367" table:style-name="ce1"/>
        </table:table-row>
        <table:table-row table:style-name="ro1">
          <table:table-cell table:number-columns-repeated="10"/>
          <table:table-cell table:style-name="ce26"/>
          <table:table-cell table:style-name="ce65"/>
          <table:table-cell office:value-type="string" table:style-name="ce50">
            <text:p>Cores</text:p>
          </table:table-cell>
          <table:table-cell office:value-type="string" table:style-name="ce64">
            <text:p>1920x1080</text:p>
          </table:table-cell>
          <table:table-cell office:value-type="string" table:style-name="ce48">
            <text:p>2560x1600</text:p>
          </table:table-cell>
          <table:table-cell office:value-type="string" table:style-name="ce48">
            <text:p>2880x2560</text:p>
          </table:table-cell>
          <table:table-cell office:value-type="string" table:style-name="ce47">
            <text:p>3840x2160</text:p>
          </table:table-cell>
          <table:table-cell table:number-columns-repeated="16367" table:style-name="ce1"/>
        </table:table-row>
        <table:table-row table:style-name="ro1">
          <table:table-cell table:number-columns-repeated="10"/>
          <table:table-cell table:style-name="ce26"/>
          <table:table-cell office:value-type="string" table:style-name="ce37">
            <text:p>Radius 0</text:p>
          </table:table-cell>
          <table:table-cell office:value-type="float" office:value="1" table:style-name="ce37">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26">
            <text:p>1</text:p>
          </table:table-cell>
          <table:table-cell table:number-columns-repeated="16367" table:style-name="ce1"/>
        </table:table-row>
        <table:table-row table:style-name="ro1">
          <table:table-cell table:number-columns-repeated="10"/>
          <table:table-cell table:style-name="ce26"/>
          <table:table-cell table:style-name="ce28"/>
          <table:table-cell office:value-type="float" office:value="2" table:style-name="ce37">
            <text:p>2</text:p>
          </table:table-cell>
          <table:table-cell office:value-type="float" office:value="1.8244518272425247" table:style-name="ce1">
            <text:p>1.824451827</text:p>
          </table:table-cell>
          <table:table-cell office:value-type="float" office:value="1.8883399927351978" table:style-name="ce1">
            <text:p>1.888339993</text:p>
          </table:table-cell>
          <table:table-cell office:value-type="float" office:value="1.9266991514744185" table:style-name="ce1">
            <text:p>1.926699151</text:p>
          </table:table-cell>
          <table:table-cell office:value-type="float" office:value="1.9436434632424719" table:style-name="ce26">
            <text:p>1.943643463</text:p>
          </table:table-cell>
          <table:table-cell table:number-columns-repeated="3" table:style-name="ce20"/>
          <table:table-cell table:number-columns-repeated="16364" table:style-name="ce1"/>
        </table:table-row>
        <table:table-row table:style-name="ro1">
          <table:table-cell table:number-columns-repeated="10"/>
          <table:table-cell table:style-name="ce26"/>
          <table:table-cell table:style-name="ce28"/>
          <table:table-cell office:value-type="float" office:value="4" table:style-name="ce37">
            <text:p>4</text:p>
          </table:table-cell>
          <table:table-cell office:value-type="float" office:value="3.0997967938586584" table:style-name="ce1">
            <text:p>3.099796794</text:p>
          </table:table-cell>
          <table:table-cell office:value-type="float" office:value="3.4022251308900517" table:style-name="ce1">
            <text:p>3.402225131</text:p>
          </table:table-cell>
          <table:table-cell office:value-type="float" office:value="3.5847596717467765" table:style-name="ce1">
            <text:p>3.584759672</text:p>
          </table:table-cell>
          <table:table-cell office:value-type="float" office:value="3.6327719298245613" table:style-name="ce26">
            <text:p>3.63277193</text:p>
          </table:table-cell>
          <table:table-cell table:number-columns-repeated="3" table:style-name="ce20"/>
          <table:table-cell table:number-columns-repeated="16364" table:style-name="ce1"/>
        </table:table-row>
        <table:table-row table:style-name="ro2">
          <table:table-cell table:number-columns-repeated="10"/>
          <table:table-cell table:style-name="ce26"/>
          <table:table-cell table:style-name="ce28"/>
          <table:table-cell office:value-type="float" office:value="8" table:style-name="ce37">
            <text:p>8</text:p>
          </table:table-cell>
          <table:table-cell office:value-type="float" office:value="4.9652802893309227" table:style-name="ce1">
            <text:p>4.965280289</text:p>
          </table:table-cell>
          <table:table-cell office:value-type="float" office:value="5.3826879271070602" table:style-name="ce1">
            <text:p>5.382687927</text:p>
          </table:table-cell>
          <table:table-cell office:value-type="float" office:value="6.3177685950413229" table:style-name="ce1">
            <text:p>6.317768595</text:p>
          </table:table-cell>
          <table:table-cell office:value-type="float" office:value="6.443490166791138" table:style-name="ce26">
            <text:p>6.443490167</text:p>
          </table:table-cell>
          <table:table-cell table:number-columns-repeated="2" table:style-name="ce20"/>
          <table:table-cell table:style-name="ce32"/>
          <table:table-cell office:value-type="string" table:style-name="ce63">
            <text:p>Image Size</text:p>
          </table:table-cell>
          <table:table-cell table:number-columns-repeated="2" table:style-name="ce59"/>
          <table:table-cell table:style-name="ce58"/>
          <table:table-cell table:number-columns-repeated="16360"/>
        </table:table-row>
        <table:table-row table:style-name="ro2">
          <table:table-cell table:number-columns-repeated="10"/>
          <table:table-cell table:style-name="ce26"/>
          <table:table-cell table:style-name="ce28"/>
          <table:table-cell office:value-type="float" office:value="16" table:style-name="ce37">
            <text:p>16</text:p>
          </table:table-cell>
          <table:table-cell office:value-type="float" office:value="5.99257965953732" table:style-name="ce20">
            <text:p>5.99257966</text:p>
          </table:table-cell>
          <table:table-cell office:value-type="float" office:value="9.0003462603878113" table:style-name="ce20">
            <text:p>9.00034626</text:p>
          </table:table-cell>
          <table:table-cell office:value-type="float" office:value="10.21309285237141" table:style-name="ce20">
            <text:p>10.21309285</text:p>
          </table:table-cell>
          <table:table-cell office:value-type="float" office:value="10.407519099316444" table:style-name="ce26">
            <text:p>10.4075191</text:p>
          </table:table-cell>
          <table:table-cell table:style-name="ce1"/>
          <table:table-cell table:style-name="ce20"/>
          <table:table-cell office:value-type="string" table:style-name="ce50">
            <text:p>Cores</text:p>
          </table:table-cell>
          <table:table-cell office:value-type="string" table:style-name="ce11">
            <text:p>1920x1080</text:p>
          </table:table-cell>
          <table:table-cell office:value-type="string" table:style-name="ce62">
            <text:p>2560x1600</text:p>
          </table:table-cell>
          <table:table-cell office:value-type="string" table:style-name="ce62">
            <text:p>2880x2560</text:p>
          </table:table-cell>
          <table:table-cell office:value-type="string" table:style-name="ce11">
            <text:p>3840x2160</text:p>
          </table:table-cell>
          <table:table-cell table:number-columns-repeated="16360"/>
        </table:table-row>
        <table:table-row table:style-name="ro1">
          <table:table-cell table:number-columns-repeated="10"/>
          <table:table-cell table:style-name="ce26"/>
          <table:table-cell table:style-name="ce28"/>
          <table:table-cell office:value-type="float" office:value="32" table:style-name="ce37">
            <text:p>32</text:p>
          </table:table-cell>
          <table:table-cell office:value-type="float" office:value="7.3574490889603421" table:style-name="ce1">
            <text:p>7.357449089</text:p>
          </table:table-cell>
          <table:table-cell office:value-type="float" office:value="12.983516483516484" table:style-name="ce1">
            <text:p>12.98351648</text:p>
          </table:table-cell>
          <table:table-cell office:value-type="float" office:value="17.573563218390802" table:style-name="ce1">
            <text:p>17.57356322</text:p>
          </table:table-cell>
          <table:table-cell office:value-type="float" office:value="13.904646790222937" table:style-name="ce26">
            <text:p>13.90464679</text:p>
          </table:table-cell>
          <table:table-cell table:style-name="ce1"/>
          <table:table-cell office:value-type="string" table:style-name="ce61">
            <text:p>Radius 0</text:p>
          </table:table-cell>
          <table:table-cell office:value-type="float" office:value="1" table:style-name="ce46">
            <text:p>1</text:p>
          </table:table-cell>
          <table:table-cell office:value-type="float" office:value="6.8644999999999996" table:style-name="ce44">
            <text:p>6.8645</text:p>
          </table:table-cell>
          <table:table-cell office:value-type="float" office:value="12.996499999999999" table:style-name="ce44">
            <text:p>12.9965</text:p>
          </table:table-cell>
          <table:table-cell office:value-type="float" office:value="22.933500000000002" table:style-name="ce44">
            <text:p>22.9335</text:p>
          </table:table-cell>
          <table:table-cell office:value-type="float" office:value="25.883499999999998" table:style-name="ce43">
            <text:p>25.8835</text:p>
          </table:table-cell>
          <table:table-cell table:number-columns-repeated="16360" table:style-name="ce1"/>
        </table:table-row>
        <table:table-row table:style-name="ro1">
          <table:table-cell table:number-columns-repeated="10"/>
          <table:table-cell table:style-name="ce26"/>
          <table:table-cell office:value-type="string" table:style-name="ce40">
            <text:p>Radius 10</text:p>
          </table:table-cell>
          <table:table-cell office:value-type="float" office:value="1" table:style-name="ce60">
            <text:p>1</text:p>
          </table:table-cell>
          <table:table-cell office:value-type="float" office:value="1" table:style-name="ce59">
            <text:p>1</text:p>
          </table:table-cell>
          <table:table-cell office:value-type="float" office:value="1" table:style-name="ce59">
            <text:p>1</text:p>
          </table:table-cell>
          <table:table-cell office:value-type="float" office:value="1" table:style-name="ce59">
            <text:p>1</text:p>
          </table:table-cell>
          <table:table-cell office:value-type="float" office:value="1" table:style-name="ce58">
            <text:p>1</text:p>
          </table:table-cell>
          <table:table-cell table:style-name="ce1"/>
          <table:table-cell table:style-name="ce45"/>
          <table:table-cell office:value-type="float" office:value="2" table:style-name="ce57">
            <text:p>2</text:p>
          </table:table-cell>
          <table:table-cell office:value-type="float" office:value="3.7625000000000002" table:style-name="ce35">
            <text:p>3.7625</text:p>
          </table:table-cell>
          <table:table-cell office:value-type="float" office:value="6.8825000000000003" table:style-name="ce35">
            <text:p>6.8825</text:p>
          </table:table-cell>
          <table:table-cell office:value-type="float" office:value="11.902999999999999" table:style-name="ce35">
            <text:p>11.903</text:p>
          </table:table-cell>
          <table:table-cell office:value-type="float" office:value="13.317" table:style-name="ce34">
            <text:p>13.317</text:p>
          </table:table-cell>
          <table:table-cell table:number-columns-repeated="16360" table:style-name="ce1"/>
        </table:table-row>
        <table:table-row table:style-name="ro1">
          <table:table-cell table:number-columns-repeated="10"/>
          <table:table-cell table:style-name="ce1"/>
          <table:table-cell table:style-name="ce28"/>
          <table:table-cell office:value-type="float" office:value="2" table:style-name="ce42">
            <text:p>2</text:p>
          </table:table-cell>
          <table:table-cell office:value-type="float" office:value="1.9926543002233092" table:style-name="ce35">
            <text:p>1.9926543</text:p>
          </table:table-cell>
          <table:table-cell office:value-type="float" office:value="2.0005723784552636" table:style-name="ce35">
            <text:p>2.000572378</text:p>
          </table:table-cell>
          <table:table-cell office:value-type="float" office:value="1.999635539253054" table:style-name="ce35">
            <text:p>1.999635539</text:p>
          </table:table-cell>
          <table:table-cell office:value-type="float" office:value="2.0002875033402616" table:style-name="ce34">
            <text:p>2.000287503</text:p>
          </table:table-cell>
          <table:table-cell table:style-name="ce1"/>
          <table:table-cell table:style-name="ce45"/>
          <table:table-cell office:value-type="float" office:value="4" table:style-name="ce46">
            <text:p>4</text:p>
          </table:table-cell>
          <table:table-cell office:value-type="float" office:value="2.2145000000000001" table:style-name="ce44">
            <text:p>2.2145</text:p>
          </table:table-cell>
          <table:table-cell office:value-type="float" office:value="3.8200000000000003" table:style-name="ce44">
            <text:p>3.82</text:p>
          </table:table-cell>
          <table:table-cell office:value-type="float" office:value="6.3975" table:style-name="ce44">
            <text:p>6.3975</text:p>
          </table:table-cell>
          <table:table-cell office:value-type="float" office:value="7.125" table:style-name="ce43">
            <text:p>7.125</text:p>
          </table:table-cell>
          <table:table-cell table:number-columns-repeated="16360" table:style-name="ce1"/>
        </table:table-row>
        <table:table-row table:style-name="ro1">
          <table:table-cell table:number-columns-repeated="10"/>
          <table:table-cell table:style-name="ce1"/>
          <table:table-cell table:style-name="ce28"/>
          <table:table-cell office:value-type="float" office:value="4" table:style-name="ce27">
            <text:p>4</text:p>
          </table:table-cell>
          <table:table-cell office:value-type="float" office:value="3.9740183637509903" table:style-name="ce20">
            <text:p>3.974018364</text:p>
          </table:table-cell>
          <table:table-cell office:value-type="float" office:value="3.9792548658690388" table:style-name="ce20">
            <text:p>3.979254866</text:p>
          </table:table-cell>
          <table:table-cell office:value-type="float" office:value="3.9809445127919618" table:style-name="ce20">
            <text:p>3.980944513</text:p>
          </table:table-cell>
          <table:table-cell office:value-type="float" office:value="3.984414312047067" table:style-name="ce26">
            <text:p>3.984414312</text:p>
          </table:table-cell>
          <table:table-cell table:style-name="ce1"/>
          <table:table-cell table:style-name="ce45"/>
          <table:table-cell office:value-type="float" office:value="8" table:style-name="ce57">
            <text:p>8</text:p>
          </table:table-cell>
          <table:table-cell office:value-type="float" office:value="1.3824999999999998" table:style-name="ce35">
            <text:p>1.3825</text:p>
          </table:table-cell>
          <table:table-cell office:value-type="float" office:value="2.4145000000000003" table:style-name="ce35">
            <text:p>2.4145</text:p>
          </table:table-cell>
          <table:table-cell office:value-type="float" office:value="3.63" table:style-name="ce35">
            <text:p>3.63</text:p>
          </table:table-cell>
          <table:table-cell office:value-type="float" office:value="4.0169999999999995" table:style-name="ce34">
            <text:p>4.017</text:p>
          </table:table-cell>
          <table:table-cell table:number-columns-repeated="16360" table:style-name="ce1"/>
        </table:table-row>
        <table:table-row table:style-name="ro1">
          <table:table-cell table:number-columns-repeated="10"/>
          <table:table-cell table:style-name="ce1"/>
          <table:table-cell table:style-name="ce28"/>
          <table:table-cell office:value-type="float" office:value="8" table:style-name="ce31">
            <text:p>8</text:p>
          </table:table-cell>
          <table:table-cell office:value-type="float" office:value="7.9224869280782464" table:style-name="ce30">
            <text:p>7.922486928</text:p>
          </table:table-cell>
          <table:table-cell office:value-type="float" office:value="7.94895411544677" table:style-name="ce30">
            <text:p>7.948954115</text:p>
          </table:table-cell>
          <table:table-cell office:value-type="float" office:value="7.97249907383096" table:style-name="ce30">
            <text:p>7.972499074</text:p>
          </table:table-cell>
          <table:table-cell office:value-type="float" office:value="7.9645248887049398" table:style-name="ce29">
            <text:p>7.964524889</text:p>
          </table:table-cell>
          <table:table-cell table:style-name="ce1"/>
          <table:table-cell table:style-name="ce45"/>
          <table:table-cell office:value-type="float" office:value="16" table:style-name="ce46">
            <text:p>16</text:p>
          </table:table-cell>
          <table:table-cell office:value-type="float" office:value="1.1455" table:style-name="ce44">
            <text:p>1.1455</text:p>
          </table:table-cell>
          <table:table-cell office:value-type="float" office:value="1.444" table:style-name="ce44">
            <text:p>1.444</text:p>
          </table:table-cell>
          <table:table-cell office:value-type="float" office:value="2.2454999999999998" table:style-name="ce44">
            <text:p>2.2455</text:p>
          </table:table-cell>
          <table:table-cell office:value-type="float" office:value="2.4870000000000001" table:style-name="ce43">
            <text:p>2.487</text:p>
          </table:table-cell>
          <table:table-cell table:number-columns-repeated="16360" table:style-name="ce1"/>
        </table:table-row>
        <table:table-row table:style-name="ro1">
          <table:table-cell table:number-columns-repeated="10"/>
          <table:table-cell table:style-name="ce1"/>
          <table:table-cell table:style-name="ce28"/>
          <table:table-cell office:value-type="float" office:value="16" table:style-name="ce27">
            <text:p>16</text:p>
          </table:table-cell>
          <table:table-cell office:value-type="float" office:value="14.863165054413543" table:style-name="ce20">
            <text:p>14.86316505</text:p>
          </table:table-cell>
          <table:table-cell office:value-type="float" office:value="15.841099682470757" table:style-name="ce20">
            <text:p>15.84109968</text:p>
          </table:table-cell>
          <table:table-cell office:value-type="float" office:value="15.875051924426684" table:style-name="ce20">
            <text:p>15.87505192</text:p>
          </table:table-cell>
          <table:table-cell office:value-type="float" office:value="15.902818258412246" table:style-name="ce26">
            <text:p>15.90281826</text:p>
          </table:table-cell>
          <table:table-cell table:style-name="ce1"/>
          <table:table-cell table:style-name="ce45"/>
          <table:table-cell office:value-type="float" office:value="32" table:style-name="ce57">
            <text:p>32</text:p>
          </table:table-cell>
          <table:table-cell office:value-type="float" office:value="0.93300000000000005" table:style-name="ce35">
            <text:p>0.933</text:p>
          </table:table-cell>
          <table:table-cell office:value-type="float" office:value="1.0009999999999999" table:style-name="ce35">
            <text:p>1.001</text:p>
          </table:table-cell>
          <table:table-cell office:value-type="float" office:value="1.3050000000000002" table:style-name="ce35">
            <text:p>1.305</text:p>
          </table:table-cell>
          <table:table-cell office:value-type="float" office:value="1.8614999999999999" table:style-name="ce34">
            <text:p>1.8615</text:p>
          </table:table-cell>
          <table:table-cell table:number-columns-repeated="16360" table:style-name="ce1"/>
        </table:table-row>
        <table:table-row table:style-name="ro1">
          <table:table-cell table:number-columns-repeated="10"/>
          <table:table-cell table:style-name="ce1"/>
          <table:table-cell table:style-name="ce25"/>
          <table:table-cell office:value-type="float" office:value="32" table:style-name="ce31">
            <text:p>32</text:p>
          </table:table-cell>
          <table:table-cell office:value-type="float" office:value="19.665366770658348" table:style-name="ce30">
            <text:p>19.66536677</text:p>
          </table:table-cell>
          <table:table-cell office:value-type="float" office:value="31.515982146071057" table:style-name="ce30">
            <text:p>31.51598215</text:p>
          </table:table-cell>
          <table:table-cell office:value-type="float" office:value="23.999761796487583" table:style-name="ce30">
            <text:p>23.9997618</text:p>
          </table:table-cell>
          <table:table-cell office:value-type="float" office:value="26.929823124236282" table:style-name="ce29">
            <text:p>26.92982312</text:p>
          </table:table-cell>
          <table:table-cell table:style-name="ce1"/>
          <table:table-cell table:style-name="ce56"/>
          <table:table-cell table:style-name="ce41"/>
          <table:table-cell table:number-columns-repeated="3" table:style-name="ce33"/>
          <table:table-cell table:style-name="ce32"/>
          <table:table-cell table:number-columns-repeated="16360" table:style-name="ce1"/>
        </table:table-row>
        <table:table-row table:style-name="ro1">
          <table:table-cell table:number-columns-repeated="10"/>
          <table:table-cell table:style-name="ce1"/>
          <table:table-cell table:number-columns-repeated="6" table:style-name="ce55"/>
          <table:table-cell table:style-name="ce1"/>
          <table:table-cell office:value-type="string" table:style-name="ce54">
            <text:p>Radius 10</text:p>
          </table:table-cell>
          <table:table-cell office:value-type="float" office:value="1" table:style-name="ce46">
            <text:p>1</text:p>
          </table:table-cell>
          <table:table-cell office:value-type="float" office:value="983.34699999999998" table:style-name="ce44">
            <text:p>983.347</text:p>
          </table:table-cell>
          <table:table-cell office:value-type="float" office:value="1751.0909999999999" table:style-name="ce44">
            <text:p>1751.091</text:p>
          </table:table-cell>
          <table:table-cell office:value-type="float" office:value="2216.5700000000002" table:style-name="ce44">
            <text:p>2216.57</text:p>
          </table:table-cell>
          <table:table-cell office:value-type="float" office:value="3944.8690000000001" table:style-name="ce43">
            <text:p>3944.869</text:p>
          </table:table-cell>
          <table:table-cell table:number-columns-repeated="16360" table:style-name="ce1"/>
        </table:table-row>
        <table:table-row table:style-name="ro1">
          <table:table-cell table:number-columns-repeated="10"/>
          <table:table-cell table:style-name="ce20"/>
          <table:table-cell office:value-type="string" table:number-columns-spanned="6" table:number-rows-spanned="1" table:style-name="ce68">
            <text:p>Efficiency</text:p>
          </table:table-cell>
          <table:covered-table-cell table:number-columns-repeated="5"/>
          <table:table-cell table:style-name="ce1"/>
          <table:table-cell table:style-name="ce45"/>
          <table:table-cell office:value-type="float" office:value="2" table:style-name="ce42">
            <text:p>2</text:p>
          </table:table-cell>
          <table:table-cell office:value-type="float" office:value="493.48599999999999" table:style-name="ce35">
            <text:p>493.486</text:p>
          </table:table-cell>
          <table:table-cell office:value-type="float" office:value="875.29499999999996" table:style-name="ce35">
            <text:p>875.295</text:p>
          </table:table-cell>
          <table:table-cell office:value-type="float" office:value="1108.4870000000001" table:style-name="ce35">
            <text:p>1108.487</text:p>
          </table:table-cell>
          <table:table-cell office:value-type="float" office:value="1972.1510000000001" table:style-name="ce34">
            <text:p>1972.151</text:p>
          </table:table-cell>
          <table:table-cell table:number-columns-repeated="16360" table:style-name="ce1"/>
        </table:table-row>
        <table:table-row table:style-name="ro1">
          <table:table-cell table:number-columns-repeated="10"/>
          <table:table-cell table:style-name="ce1"/>
          <table:table-cell table:style-name="ce50"/>
          <table:table-cell office:value-type="string" table:style-name="ce50">
            <text:p>Cores</text:p>
          </table:table-cell>
          <table:table-cell office:value-type="string" table:style-name="ce49">
            <text:p>1920x1080</text:p>
          </table:table-cell>
          <table:table-cell office:value-type="string" table:style-name="ce48">
            <text:p>2560x1600</text:p>
          </table:table-cell>
          <table:table-cell office:value-type="string" table:style-name="ce48">
            <text:p>2880x2560</text:p>
          </table:table-cell>
          <table:table-cell office:value-type="string" table:style-name="ce47">
            <text:p>3840x2160</text:p>
          </table:table-cell>
          <table:table-cell table:style-name="ce1"/>
          <table:table-cell table:style-name="ce45"/>
          <table:table-cell office:value-type="float" office:value="4" table:style-name="ce46">
            <text:p>4</text:p>
          </table:table-cell>
          <table:table-cell office:value-type="float" office:value="247.44399999999999" table:style-name="ce44">
            <text:p>247.444</text:p>
          </table:table-cell>
          <table:table-cell office:value-type="float" office:value="440.05500000000001" table:style-name="ce44">
            <text:p>440.055</text:p>
          </table:table-cell>
          <table:table-cell office:value-type="float" office:value="556.79499999999996" table:style-name="ce44">
            <text:p>556.795</text:p>
          </table:table-cell>
          <table:table-cell office:value-type="float" office:value="990.07500000000005" table:style-name="ce43">
            <text:p>990.075</text:p>
          </table:table-cell>
          <table:table-cell table:number-columns-repeated="16360" table:style-name="ce1"/>
        </table:table-row>
        <table:table-row table:style-name="ro1">
          <table:table-cell table:number-columns-repeated="10"/>
          <table:table-cell table:style-name="ce1"/>
          <table:table-cell office:value-type="string" table:style-name="ce37">
            <text:p>Radius 0</text:p>
          </table:table-cell>
          <table:table-cell office:value-type="float" office:value="1" table:style-name="ce27">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6">
            <text:p>1</text:p>
          </table:table-cell>
          <table:table-cell table:style-name="ce1"/>
          <table:table-cell table:style-name="ce45"/>
          <table:table-cell office:value-type="float" office:value="8" table:style-name="ce42">
            <text:p>8</text:p>
          </table:table-cell>
          <table:table-cell office:value-type="float" office:value="124.121" table:style-name="ce35">
            <text:p>124.121</text:p>
          </table:table-cell>
          <table:table-cell office:value-type="float" office:value="220.292" table:style-name="ce35">
            <text:p>220.292</text:p>
          </table:table-cell>
          <table:table-cell office:value-type="float" office:value="278.02699999999999" table:style-name="ce35">
            <text:p>278.027</text:p>
          </table:table-cell>
          <table:table-cell office:value-type="float" office:value="495.30500000000001" table:style-name="ce34">
            <text:p>495.305</text:p>
          </table:table-cell>
          <table:table-cell table:number-columns-repeated="16360" table:style-name="ce1"/>
        </table:table-row>
        <table:table-row table:style-name="ro1">
          <table:table-cell table:number-columns-repeated="10"/>
          <table:table-cell table:style-name="ce1"/>
          <table:table-cell table:style-name="ce28"/>
          <table:table-cell office:value-type="float" office:value="2" table:style-name="ce31">
            <text:p>2</text:p>
          </table:table-cell>
          <table:table-cell office:value-type="float" office:value="0.91222591362126237" table:style-name="ce30">
            <text:p>0.912225914</text:p>
          </table:table-cell>
          <table:table-cell office:value-type="float" office:value="0.94416999636759891" table:style-name="ce30">
            <text:p>0.944169996</text:p>
          </table:table-cell>
          <table:table-cell office:value-type="float" office:value="0.96334957573720925" table:style-name="ce30">
            <text:p>0.963349576</text:p>
          </table:table-cell>
          <table:table-cell office:value-type="float" office:value="0.97182173162123597" table:style-name="ce29">
            <text:p>0.971821732</text:p>
          </table:table-cell>
          <table:table-cell table:style-name="ce1"/>
          <table:table-cell table:style-name="ce28"/>
          <table:table-cell office:value-type="float" office:value="16" table:style-name="ce27">
            <text:p>16</text:p>
          </table:table-cell>
          <table:table-cell office:value-type="float" office:value="66.16" table:style-name="ce44">
            <text:p>66.16</text:p>
          </table:table-cell>
          <table:table-cell office:value-type="float" office:value="110.541" table:style-name="ce44">
            <text:p>110.541</text:p>
          </table:table-cell>
          <table:table-cell office:value-type="float" office:value="139.626" table:style-name="ce44">
            <text:p>139.626</text:p>
          </table:table-cell>
          <table:table-cell office:value-type="float" office:value="248.06100000000001" table:style-name="ce43">
            <text:p>248.061</text:p>
          </table:table-cell>
          <table:table-cell table:number-columns-repeated="16360" table:style-name="ce1"/>
        </table:table-row>
        <table:table-row table:style-name="ro1">
          <table:table-cell table:number-columns-repeated="10"/>
          <table:table-cell table:style-name="ce1"/>
          <table:table-cell table:style-name="ce28"/>
          <table:table-cell office:value-type="float" office:value="4" table:style-name="ce27">
            <text:p>4</text:p>
          </table:table-cell>
          <table:table-cell office:value-type="float" office:value="0.77494919846466459" table:style-name="ce20">
            <text:p>0.774949198</text:p>
          </table:table-cell>
          <table:table-cell office:value-type="float" office:value="0.85055628272251294" table:style-name="ce20">
            <text:p>0.850556283</text:p>
          </table:table-cell>
          <table:table-cell office:value-type="float" office:value="0.89618991793669411" table:style-name="ce20">
            <text:p>0.896189918</text:p>
          </table:table-cell>
          <table:table-cell office:value-type="float" office:value="0.90819298245614033" table:style-name="ce26">
            <text:p>0.908192982</text:p>
          </table:table-cell>
          <table:table-cell table:style-name="ce20"/>
          <table:table-cell table:style-name="ce28"/>
          <table:table-cell office:value-type="float" office:value="32" table:style-name="ce42">
            <text:p>32</text:p>
          </table:table-cell>
          <table:table-cell office:value-type="float" office:value="49.994999999999997" table:style-name="ce35">
            <text:p>49.995</text:p>
          </table:table-cell>
          <table:table-cell office:value-type="float" office:value="55.566000000000003" table:style-name="ce35">
            <text:p>55.566</text:p>
          </table:table-cell>
          <table:table-cell office:value-type="float" office:value="92.334500000000006" table:style-name="ce35">
            <text:p>92.3345</text:p>
          </table:table-cell>
          <table:table-cell office:value-type="float" office:value="146.4735" table:style-name="ce34">
            <text:p>146.4735</text:p>
          </table:table-cell>
          <table:table-cell table:number-columns-repeated="16360" table:style-name="ce1"/>
        </table:table-row>
        <table:table-row table:style-name="ro1">
          <table:table-cell table:number-columns-repeated="10"/>
          <table:table-cell table:style-name="ce1"/>
          <table:table-cell table:style-name="ce28"/>
          <table:table-cell office:value-type="float" office:value="8" table:style-name="ce31">
            <text:p>8</text:p>
          </table:table-cell>
          <table:table-cell office:value-type="float" office:value="0.62066003616636534" table:style-name="ce30">
            <text:p>0.620660036</text:p>
          </table:table-cell>
          <table:table-cell office:value-type="float" office:value="0.67283599088838253" table:style-name="ce30">
            <text:p>0.672835991</text:p>
          </table:table-cell>
          <table:table-cell office:value-type="float" office:value="0.78972107438016537" table:style-name="ce30">
            <text:p>0.789721074</text:p>
          </table:table-cell>
          <table:table-cell office:value-type="float" office:value="0.80543627084889224" table:style-name="ce29">
            <text:p>0.805436271</text:p>
          </table:table-cell>
          <table:table-cell table:style-name="ce20"/>
          <table:table-cell table:style-name="ce25"/>
          <table:table-cell table:style-name="ce41"/>
          <table:table-cell table:number-columns-repeated="3" table:style-name="ce33"/>
          <table:table-cell table:style-name="ce32"/>
          <table:table-cell table:style-name="ce20"/>
          <table:table-cell table:number-columns-repeated="16359"/>
        </table:table-row>
        <table:table-row table:style-name="ro1">
          <table:table-cell table:number-columns-repeated="10"/>
          <table:table-cell table:style-name="ce1"/>
          <table:table-cell table:style-name="ce28"/>
          <table:table-cell office:value-type="float" office:value="16" table:style-name="ce27">
            <text:p>16</text:p>
          </table:table-cell>
          <table:table-cell office:value-type="float" office:value="0.3745362287210825" table:style-name="ce20">
            <text:p>0.374536229</text:p>
          </table:table-cell>
          <table:table-cell office:value-type="float" office:value="0.5625216412742382" table:style-name="ce20">
            <text:p>0.562521641</text:p>
          </table:table-cell>
          <table:table-cell office:value-type="float" office:value="0.63831830327321315" table:style-name="ce20">
            <text:p>0.638318303</text:p>
          </table:table-cell>
          <table:table-cell office:value-type="float" office:value="0.65046994370727773" table:style-name="ce26">
            <text:p>0.650469944</text:p>
          </table:table-cell>
          <table:table-cell table:style-name="ce20"/>
          <table:table-cell office:value-type="string" table:style-name="ce40">
            <text:p>Radius 20</text:p>
          </table:table-cell>
          <table:table-cell office:value-type="float" office:value="32" table:style-name="ce39">
            <text:p>32</text:p>
          </table:table-cell>
          <table:table-cell office:value-type="float" office:value="177.35599999999999" table:style-name="ce35">
            <text:p>177.356</text:p>
          </table:table-cell>
          <table:table-cell office:value-type="float" office:value="207.71199999999999" table:style-name="ce35">
            <text:p>207.712</text:p>
          </table:table-cell>
          <table:table-cell office:value-type="float" office:value="332.6395" table:style-name="ce35">
            <text:p>332.6395</text:p>
          </table:table-cell>
          <table:table-cell office:value-type="float" office:value="531.93049999999994" table:style-name="ce34">
            <text:p>531.9305</text:p>
          </table:table-cell>
          <table:table-cell table:style-name="ce20"/>
          <table:table-cell table:number-columns-repeated="16359"/>
        </table:table-row>
        <table:table-row table:style-name="ro1">
          <table:table-cell table:number-columns-repeated="10"/>
          <table:table-cell table:style-name="ce26"/>
          <table:table-cell table:style-name="ce32"/>
          <table:table-cell office:value-type="float" office:value="32" table:style-name="ce24">
            <text:p>32</text:p>
          </table:table-cell>
          <table:table-cell office:value-type="float" office:value="0.22992028403001069" table:style-name="ce23">
            <text:p>0.229920284</text:p>
          </table:table-cell>
          <table:table-cell office:value-type="float" office:value="0.40573489010989011" table:style-name="ce23">
            <text:p>0.40573489</text:p>
          </table:table-cell>
          <table:table-cell office:value-type="float" office:value="0.54917385057471257" table:style-name="ce23">
            <text:p>0.549173851</text:p>
          </table:table-cell>
          <table:table-cell office:value-type="float" office:value="0.43452021219446679" table:style-name="ce22">
            <text:p>0.434520212</text:p>
          </table:table-cell>
          <table:table-cell table:style-name="ce20"/>
          <table:table-cell table:style-name="ce25"/>
          <table:table-cell table:style-name="ce38"/>
          <table:table-cell table:number-columns-repeated="3" table:style-name="ce33"/>
          <table:table-cell table:style-name="ce32"/>
          <table:table-cell table:style-name="ce20"/>
          <table:table-cell table:number-columns-repeated="16359"/>
        </table:table-row>
        <table:table-row table:style-name="ro1">
          <table:table-cell table:number-columns-repeated="10"/>
          <table:table-cell table:style-name="ce26"/>
          <table:table-cell office:value-type="string" table:style-name="ce27">
            <text:p>Radius 10</text:p>
          </table:table-cell>
          <table:table-cell office:value-type="float" office:value="1" table:style-name="ce37">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6">
            <text:p>1</text:p>
          </table:table-cell>
          <table:table-cell table:style-name="ce20"/>
          <table:table-cell office:value-type="string" table:style-name="ce37">
            <text:p>Radius 40</text:p>
          </table:table-cell>
          <table:table-cell office:value-type="float" office:value="32" table:style-name="ce36">
            <text:p>32</text:p>
          </table:table-cell>
          <table:table-cell office:value-type="float" office:value="623.85200000000009" table:style-name="ce35">
            <text:p>623.852</text:p>
          </table:table-cell>
          <table:table-cell office:value-type="float" office:value="816.7650000000001" table:style-name="ce35">
            <text:p>816.765</text:p>
          </table:table-cell>
          <table:table-cell office:value-type="float" office:value="1212.836" table:style-name="ce35">
            <text:p>1212.836</text:p>
          </table:table-cell>
          <table:table-cell office:value-type="float" office:value="1985.175" table:style-name="ce34">
            <text:p>1985.175</text:p>
          </table:table-cell>
          <table:table-cell table:style-name="ce20"/>
          <table:table-cell table:number-columns-repeated="16359"/>
        </table:table-row>
        <table:table-row table:style-name="ro1">
          <table:table-cell table:number-columns-repeated="10"/>
          <table:table-cell table:style-name="ce26"/>
          <table:table-cell table:style-name="ce28"/>
          <table:table-cell office:value-type="float" office:value="2" table:style-name="ce31">
            <text:p>2</text:p>
          </table:table-cell>
          <table:table-cell office:value-type="float" office:value="0.99632715011165462" table:style-name="ce30">
            <text:p>0.99632715</text:p>
          </table:table-cell>
          <table:table-cell office:value-type="float" office:value="1.0002861892276318" table:style-name="ce30">
            <text:p>1.000286189</text:p>
          </table:table-cell>
          <table:table-cell office:value-type="float" office:value="0.99981776962652702" table:style-name="ce30">
            <text:p>0.99981777</text:p>
          </table:table-cell>
          <table:table-cell office:value-type="float" office:value="1.0001437516701308" table:style-name="ce29">
            <text:p>1.000143752</text:p>
          </table:table-cell>
          <table:table-cell table:style-name="ce20"/>
          <table:table-cell table:number-columns-repeated="2" table:style-name="ce25"/>
          <table:table-cell table:number-columns-repeated="3" table:style-name="ce33"/>
          <table:table-cell table:style-name="ce32"/>
          <table:table-cell table:style-name="ce20"/>
          <table:table-cell table:number-columns-repeated="16359"/>
        </table:table-row>
        <table:table-row table:style-name="ro1">
          <table:table-cell table:number-columns-repeated="10"/>
          <table:table-cell table:style-name="ce1"/>
          <table:table-cell table:style-name="ce28"/>
          <table:table-cell office:value-type="float" office:value="4" table:style-name="ce27">
            <text:p>4</text:p>
          </table:table-cell>
          <table:table-cell office:value-type="float" office:value="0.99350459093774757" table:style-name="ce20">
            <text:p>0.993504591</text:p>
          </table:table-cell>
          <table:table-cell office:value-type="float" office:value="0.99481371646725969" table:style-name="ce20">
            <text:p>0.994813716</text:p>
          </table:table-cell>
          <table:table-cell office:value-type="float" office:value="0.99523612819799046" table:style-name="ce20">
            <text:p>0.995236128</text:p>
          </table:table-cell>
          <table:table-cell office:value-type="float" office:value="0.99610357801176674" table:style-name="ce26">
            <text:p>0.996103578</text:p>
          </table:table-cell>
          <table:table-cell table:number-columns-repeated="8" table:style-name="ce20"/>
          <table:table-cell table:number-columns-repeated="16359"/>
        </table:table-row>
        <table:table-row table:style-name="ro1">
          <table:table-cell table:number-columns-repeated="10"/>
          <table:table-cell table:style-name="ce1"/>
          <table:table-cell table:style-name="ce28"/>
          <table:table-cell office:value-type="float" office:value="8" table:style-name="ce31">
            <text:p>8</text:p>
          </table:table-cell>
          <table:table-cell office:value-type="float" office:value="0.9903108660097808" table:style-name="ce30">
            <text:p>0.990310866</text:p>
          </table:table-cell>
          <table:table-cell office:value-type="float" office:value="0.99361926443084625" table:style-name="ce30">
            <text:p>0.993619264</text:p>
          </table:table-cell>
          <table:table-cell office:value-type="float" office:value="0.99656238422887" table:style-name="ce30">
            <text:p>0.996562384</text:p>
          </table:table-cell>
          <table:table-cell office:value-type="float" office:value="0.99556561108811747" table:style-name="ce29">
            <text:p>0.995565611</text:p>
          </table:table-cell>
          <table:table-cell table:number-columns-repeated="8" table:style-name="ce20"/>
          <table:table-cell table:number-columns-repeated="16359"/>
        </table:table-row>
        <table:table-row table:style-name="ro1">
          <table:table-cell table:number-columns-repeated="10"/>
          <table:table-cell table:style-name="ce1"/>
          <table:table-cell table:style-name="ce28"/>
          <table:table-cell office:value-type="float" office:value="16" table:style-name="ce27">
            <text:p>16</text:p>
          </table:table-cell>
          <table:table-cell office:value-type="float" office:value="0.92894781590084641" table:style-name="ce20">
            <text:p>0.928947816</text:p>
          </table:table-cell>
          <table:table-cell office:value-type="float" office:value="0.99006873015442232" table:style-name="ce20">
            <text:p>0.99006873</text:p>
          </table:table-cell>
          <table:table-cell office:value-type="float" office:value="0.99219074527666773" table:style-name="ce20">
            <text:p>0.992190745</text:p>
          </table:table-cell>
          <table:table-cell office:value-type="float" office:value="0.99392614115076539" table:style-name="ce26">
            <text:p>0.993926141</text:p>
          </table:table-cell>
          <table:table-cell table:number-columns-repeated="2" table:style-name="ce20"/>
          <table:table-cell table:style-name="ce21"/>
          <table:table-cell table:number-columns-repeated="5" table:style-name="ce20"/>
          <table:table-cell table:number-columns-repeated="16359"/>
        </table:table-row>
        <table:table-row table:style-name="ro1">
          <table:table-cell table:number-columns-repeated="10"/>
          <table:table-cell table:style-name="ce1"/>
          <table:table-cell table:style-name="ce25"/>
          <table:table-cell office:value-type="float" office:value="32" table:style-name="ce24">
            <text:p>32</text:p>
          </table:table-cell>
          <table:table-cell office:value-type="float" office:value="0.61454271158307339" table:style-name="ce23">
            <text:p>0.614542712</text:p>
          </table:table-cell>
          <table:table-cell office:value-type="float" office:value="0.98487444206472052" table:style-name="ce23">
            <text:p>0.984874442</text:p>
          </table:table-cell>
          <table:table-cell office:value-type="float" office:value="0.74999255614023697" table:style-name="ce23">
            <text:p>0.749992556</text:p>
          </table:table-cell>
          <table:table-cell office:value-type="float" office:value="0.84155697263238383" table:style-name="ce22">
            <text:p>0.841556973</text:p>
          </table:table-cell>
          <table:table-cell table:number-columns-repeated="8" table:style-name="ce20"/>
          <table:table-cell table:number-columns-repeated="16359"/>
        </table:table-row>
        <table:table-row table:number-rows-repeated="2" table:style-name="ro1">
          <table:table-cell table:number-columns-repeated="10"/>
          <table:table-cell table:number-columns-repeated="7" table:style-name="ce1"/>
          <table:table-cell table:number-columns-repeated="2" table:style-name="ce20"/>
          <table:table-cell table:style-name="ce21"/>
          <table:table-cell table:number-columns-repeated="5" table:style-name="ce20"/>
          <table:table-cell table:number-columns-repeated="16359"/>
        </table:table-row>
        <table:table-row table:number-rows-repeated="104845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time-style style:name="N36">
      <number:hours/>
      <number:text>:</number:text>
      <number:minutes number:style="long"/>
    </number:tim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830</meta:generator>
    <meta:initial-creator>dp</meta:initial-creator>
    <dc:creator>dp</dc:creator>
    <meta:creation-date>2017-04-15T20:05:17Z</meta:creation-date>
    <dc:date>2017-04-19T03:55:15Z</dc:date>
    <meta:print-date>2017-04-16T06:07:52Z</meta:print-date>
    <meta:editing-cycles>8</meta:editing-cycles>
    <meta:editing-duration>PT1948S</meta:editing-duration>
  </office:meta>
</office:document-meta>
</file>